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406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psilon d100" table:style-name="ta1">
        <table:shapes>
          <draw:frame draw:z-index="0" draw:style-name="gr1" draw:text-style-name="P1" svg:width="7.298in" svg:height="4.7059in" svg:x="0.9783in" svg:y="5.2933in">
            <draw:object draw:notify-on-update-of-ranges="'Epsilon d100'.B2:'Epsilon d100'.B2 'Epsilon d100'.B5:'Epsilon d100'.B30 'Epsilon d100'.E2:'Epsilon d100'.E2 'Epsilon d100'.E5:'Epsilon d100'.E30 'Epsilon d100'.H2:'Epsilon d100'.H2 'Epsilon d100'.H5:'Epsilon d100'.H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134.4535">
            <text:p>134.4535</text:p>
          </table:table-cell>
          <table:table-cell office:value-type="float" office:value="4">
            <text:p>4</text:p>
          </table:table-cell>
          <table:table-cell/>
          <table:table-cell office:value-type="float" office:value="134.4535">
            <text:p>134.4535</text:p>
          </table:table-cell>
          <table:table-cell office:value-type="float" office:value="3">
            <text:p>3</text:p>
          </table:table-cell>
          <table:table-cell/>
          <table:table-cell office:value-type="float" office:value="134.4535">
            <text:p>134.453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62.3767">
            <text:p>62.3767</text:p>
          </table:table-cell>
          <table:table-cell office:value-type="float" office:value="19.5">
            <text:p>19.5</text:p>
          </table:table-cell>
          <table:table-cell/>
          <table:table-cell office:value-type="float" office:value="73.4622">
            <text:p>73.4622</text:p>
          </table:table-cell>
          <table:table-cell office:value-type="float" office:value="10.4">
            <text:p>10.4</text:p>
          </table:table-cell>
          <table:table-cell/>
          <table:table-cell office:value-type="float" office:value="74.6356">
            <text:p>74.6356</text:p>
          </table:table-cell>
          <table:table-cell office:value-type="float" office:value="7.35">
            <text:p>7.35</text:p>
          </table:table-cell>
        </table:table-row>
        <table:table-row table:style-name="ro1">
          <table:table-cell/>
          <table:table-cell office:value-type="float" office:value="48.0968">
            <text:p>48.0968</text:p>
          </table:table-cell>
          <table:table-cell office:value-type="float" office:value="22.35">
            <text:p>22.35</text:p>
          </table:table-cell>
          <table:table-cell/>
          <table:table-cell office:value-type="float" office:value="73.4622">
            <text:p>73.4622</text:p>
          </table:table-cell>
          <table:table-cell office:value-type="float" office:value="14.9">
            <text:p>14.9</text:p>
          </table:table-cell>
          <table:table-cell/>
          <table:table-cell office:value-type="float" office:value="59.8158">
            <text:p>59.8158</text:p>
          </table:table-cell>
          <table:table-cell office:value-type="float" office:value="7.75">
            <text:p>7.75</text:p>
          </table:table-cell>
        </table:table-row>
        <table:table-row table:style-name="ro1">
          <table:table-cell/>
          <table:table-cell office:value-type="float" office:value="35.0442">
            <text:p>35.0442</text:p>
          </table:table-cell>
          <table:table-cell office:value-type="float" office:value="25.6">
            <text:p>25.6</text:p>
          </table:table-cell>
          <table:table-cell/>
          <table:table-cell office:value-type="float" office:value="50.9134">
            <text:p>50.9134</text:p>
          </table:table-cell>
          <table:table-cell office:value-type="float" office:value="17.95">
            <text:p>17.95</text:p>
          </table:table-cell>
          <table:table-cell/>
          <table:table-cell office:value-type="float" office:value="52.217">
            <text:p>52.217</text:p>
          </table:table-cell>
          <table:table-cell office:value-type="float" office:value="11.85">
            <text:p>11.85</text:p>
          </table:table-cell>
        </table:table-row>
        <table:table-row table:style-name="ro1">
          <table:table-cell/>
          <table:table-cell office:value-type="float" office:value="29.2648">
            <text:p>29.2648</text:p>
          </table:table-cell>
          <table:table-cell office:value-type="float" office:value="27.45">
            <text:p>27.45</text:p>
          </table:table-cell>
          <table:table-cell/>
          <table:table-cell office:value-type="float" office:value="18.5053">
            <text:p>18.5053</text:p>
          </table:table-cell>
          <table:table-cell office:value-type="float" office:value="19.7">
            <text:p>19.7</text:p>
          </table:table-cell>
          <table:table-cell/>
          <table:table-cell office:value-type="float" office:value="16.7777">
            <text:p>16.7777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/>
          <table:table-cell office:value-type="float" office:value="26.8695">
            <text:p>26.8695</text:p>
          </table:table-cell>
          <table:table-cell office:value-type="float" office:value="28.3">
            <text:p>28.3</text:p>
          </table:table-cell>
          <table:table-cell/>
          <table:table-cell office:value-type="float" office:value="17.7509">
            <text:p>17.7509</text:p>
          </table:table-cell>
          <table:table-cell office:value-type="float" office:value="22.2">
            <text:p>22.2</text:p>
          </table:table-cell>
          <table:table-cell/>
          <table:table-cell office:value-type="float" office:value="6.5974">
            <text:p>6.5974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table-cell office:value-type="float" office:value="18.0261">
            <text:p>18.0261</text:p>
          </table:table-cell>
          <table:table-cell office:value-type="float" office:value="29.35">
            <text:p>29.35</text:p>
          </table:table-cell>
          <table:table-cell/>
          <table:table-cell office:value-type="float" office:value="10.7661">
            <text:p>10.7661</text:p>
          </table:table-cell>
          <table:table-cell office:value-type="float" office:value="24.05">
            <text:p>24.05</text:p>
          </table:table-cell>
          <table:table-cell/>
          <table:table-cell office:value-type="float" office:value="3.5871">
            <text:p>3.5871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17.991">
            <text:p>17.991</text:p>
          </table:table-cell>
          <table:table-cell office:value-type="float" office:value="30.5">
            <text:p>30.5</text:p>
          </table:table-cell>
          <table:table-cell/>
          <table:table-cell office:value-type="float" office:value="8.8019">
            <text:p>8.8019</text:p>
          </table:table-cell>
          <table:table-cell office:value-type="float" office:value="25.15">
            <text:p>25.15</text:p>
          </table:table-cell>
          <table:table-cell/>
          <table:table-cell office:value-type="float" office:value="3.5754">
            <text:p>3.5754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7.7847">
            <text:p>17.7847</text:p>
          </table:table-cell>
          <table:table-cell office:value-type="float" office:value="31.35">
            <text:p>31.35</text:p>
          </table:table-cell>
          <table:table-cell/>
          <table:table-cell office:value-type="float" office:value="5.6425">
            <text:p>5.6425</text:p>
          </table:table-cell>
          <table:table-cell office:value-type="float" office:value="25.3">
            <text:p>25.3</text:p>
          </table:table-cell>
          <table:table-cell/>
          <table:table-cell office:value-type="float" office:value="3.5154">
            <text:p>3.5154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17.3128">
            <text:p>17.3128</text:p>
          </table:table-cell>
          <table:table-cell office:value-type="float" office:value="31.95">
            <text:p>31.95</text:p>
          </table:table-cell>
          <table:table-cell/>
          <table:table-cell office:value-type="float" office:value="5.7701">
            <text:p>5.7701</text:p>
          </table:table-cell>
          <table:table-cell office:value-type="float" office:value="26.2">
            <text:p>26.2</text:p>
          </table:table-cell>
          <table:table-cell/>
          <table:table-cell office:value-type="float" office:value="3.6685">
            <text:p>3.6685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/>
          <table:table-cell office:value-type="float" office:value="17.3128">
            <text:p>17.3128</text:p>
          </table:table-cell>
          <table:table-cell office:value-type="float" office:value="32.15">
            <text:p>32.15</text:p>
          </table:table-cell>
          <table:table-cell/>
          <table:table-cell office:value-type="float" office:value="5.5684">
            <text:p>5.5684</text:p>
          </table:table-cell>
          <table:table-cell office:value-type="float" office:value="27.2">
            <text:p>27.2</text:p>
          </table:table-cell>
          <table:table-cell/>
          <table:table-cell office:value-type="float" office:value="3.881">
            <text:p>3.881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table-cell office:value-type="float" office:value="17.1407">
            <text:p>17.1407</text:p>
          </table:table-cell>
          <table:table-cell office:value-type="float" office:value="33">
            <text:p>33</text:p>
          </table:table-cell>
          <table:table-cell/>
          <table:table-cell office:value-type="float" office:value="5.0952">
            <text:p>5.0952</text:p>
          </table:table-cell>
          <table:table-cell office:value-type="float" office:value="27.55">
            <text:p>27.55</text:p>
          </table:table-cell>
          <table:table-cell/>
          <table:table-cell office:value-type="float" office:value="3.9898">
            <text:p>3.9898</text:p>
          </table:table-cell>
          <table:table-cell office:value-type="float" office:value="12.75">
            <text:p>12.75</text:p>
          </table:table-cell>
        </table:table-row>
        <table:table-row table:style-name="ro1">
          <table:table-cell/>
          <table:table-cell office:value-type="float" office:value="17.1407">
            <text:p>17.1407</text:p>
          </table:table-cell>
          <table:table-cell office:value-type="float" office:value="33.4">
            <text:p>33.4</text:p>
          </table:table-cell>
          <table:table-cell/>
          <table:table-cell office:value-type="float" office:value="5.0333">
            <text:p>5.0333</text:p>
          </table:table-cell>
          <table:table-cell office:value-type="float" office:value="27.95">
            <text:p>27.95</text:p>
          </table:table-cell>
          <table:table-cell/>
          <table:table-cell office:value-type="float" office:value="4.086">
            <text:p>4.086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7.1407">
            <text:p>17.1407</text:p>
          </table:table-cell>
          <table:table-cell office:value-type="float" office:value="33.5">
            <text:p>33.5</text:p>
          </table:table-cell>
          <table:table-cell/>
          <table:table-cell office:value-type="float" office:value="4.1596">
            <text:p>4.1596</text:p>
          </table:table-cell>
          <table:table-cell office:value-type="float" office:value="28.2">
            <text:p>28.2</text:p>
          </table:table-cell>
          <table:table-cell/>
          <table:table-cell office:value-type="float" office:value="4.093">
            <text:p>4.093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14.7284">
            <text:p>14.7284</text:p>
          </table:table-cell>
          <table:table-cell office:value-type="float" office:value="34">
            <text:p>34</text:p>
          </table:table-cell>
          <table:table-cell/>
          <table:table-cell office:value-type="float" office:value="4.1595">
            <text:p>4.1595</text:p>
          </table:table-cell>
          <table:table-cell office:value-type="float" office:value="28.3">
            <text:p>28.3</text:p>
          </table:table-cell>
          <table:table-cell/>
          <table:table-cell office:value-type="float" office:value="4.1058">
            <text:p>4.1058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14.7804">
            <text:p>14.7804</text:p>
          </table:table-cell>
          <table:table-cell office:value-type="float" office:value="34.05">
            <text:p>34.05</text:p>
          </table:table-cell>
          <table:table-cell/>
          <table:table-cell office:value-type="float" office:value="4.1404">
            <text:p>4.1404</text:p>
          </table:table-cell>
          <table:table-cell office:value-type="float" office:value="27.75">
            <text:p>27.75</text:p>
          </table:table-cell>
          <table:table-cell/>
          <table:table-cell office:value-type="float" office:value="4.0918">
            <text:p>4.0918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/>
          <table:table-cell office:value-type="float" office:value="13.9361">
            <text:p>13.9361</text:p>
          </table:table-cell>
          <table:table-cell office:value-type="float" office:value="33.6">
            <text:p>33.6</text:p>
          </table:table-cell>
          <table:table-cell/>
          <table:table-cell office:value-type="float" office:value="4.1404">
            <text:p>4.1404</text:p>
          </table:table-cell>
          <table:table-cell office:value-type="float" office:value="27.8">
            <text:p>27.8</text:p>
          </table:table-cell>
          <table:table-cell/>
          <table:table-cell office:value-type="float" office:value="4.364">
            <text:p>4.364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13.7131">
            <text:p>13.7131</text:p>
          </table:table-cell>
          <table:table-cell office:value-type="float" office:value="33.95">
            <text:p>33.95</text:p>
          </table:table-cell>
          <table:table-cell/>
          <table:table-cell office:value-type="float" office:value="4.1895">
            <text:p>4.1895</text:p>
          </table:table-cell>
          <table:table-cell office:value-type="float" office:value="28">
            <text:p>28</text:p>
          </table:table-cell>
          <table:table-cell/>
          <table:table-cell office:value-type="float" office:value="4.4376">
            <text:p>4.4376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3.7227">
            <text:p>13.7227</text:p>
          </table:table-cell>
          <table:table-cell office:value-type="float" office:value="33.95">
            <text:p>33.95</text:p>
          </table:table-cell>
          <table:table-cell/>
          <table:table-cell office:value-type="float" office:value="4.0068">
            <text:p>4.0068</text:p>
          </table:table-cell>
          <table:table-cell office:value-type="float" office:value="28.05">
            <text:p>28.05</text:p>
          </table:table-cell>
          <table:table-cell/>
          <table:table-cell office:value-type="float" office:value="4.4399">
            <text:p>4.4399</text:p>
          </table:table-cell>
          <table:table-cell office:value-type="float" office:value="13.35">
            <text:p>13.35</text:p>
          </table:table-cell>
        </table:table-row>
        <table:table-row table:style-name="ro1">
          <table:table-cell/>
          <table:table-cell office:value-type="float" office:value="13.1948">
            <text:p>13.1948</text:p>
          </table:table-cell>
          <table:table-cell office:value-type="float" office:value="34.3">
            <text:p>34.3</text:p>
          </table:table-cell>
          <table:table-cell/>
          <table:table-cell office:value-type="float" office:value="4.0586">
            <text:p>4.0586</text:p>
          </table:table-cell>
          <table:table-cell office:value-type="float" office:value="28.35">
            <text:p>28.35</text:p>
          </table:table-cell>
          <table:table-cell/>
          <table:table-cell office:value-type="float" office:value="4.4461">
            <text:p>4.4461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3.207">
            <text:p>13.207</text:p>
          </table:table-cell>
          <table:table-cell office:value-type="float" office:value="34.35">
            <text:p>34.35</text:p>
          </table:table-cell>
          <table:table-cell/>
          <table:table-cell office:value-type="float" office:value="3.9825">
            <text:p>3.9825</text:p>
          </table:table-cell>
          <table:table-cell office:value-type="float" office:value="28.2">
            <text:p>28.2</text:p>
          </table:table-cell>
          <table:table-cell/>
          <table:table-cell office:value-type="float" office:value="4.4461">
            <text:p>4.4461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/>
          <table:table-cell office:value-type="float" office:value="7.9428">
            <text:p>7.9428</text:p>
          </table:table-cell>
          <table:table-cell office:value-type="float" office:value="34.3">
            <text:p>34.3</text:p>
          </table:table-cell>
          <table:table-cell/>
          <table:table-cell office:value-type="float" office:value="3.9825">
            <text:p>3.9825</text:p>
          </table:table-cell>
          <table:table-cell office:value-type="float" office:value="28.25">
            <text:p>28.25</text:p>
          </table:table-cell>
          <table:table-cell/>
          <table:table-cell office:value-type="float" office:value="4.5125">
            <text:p>4.5125</text:p>
          </table:table-cell>
          <table:table-cell office:value-type="float" office:value="12.9474">
            <text:p>12.9474</text:p>
          </table:table-cell>
        </table:table-row>
        <table:table-row table:style-name="ro1">
          <table:table-cell/>
          <table:table-cell office:value-type="float" office:value="7.9427">
            <text:p>7.9427</text:p>
          </table:table-cell>
          <table:table-cell office:value-type="float" office:value="34.7">
            <text:p>34.7</text:p>
          </table:table-cell>
          <table:table-cell/>
          <table:table-cell office:value-type="float" office:value="3.9825">
            <text:p>3.9825</text:p>
          </table:table-cell>
          <table:table-cell office:value-type="float" office:value="28.25">
            <text:p>28.25</text:p>
          </table:table-cell>
          <table:table-cell/>
          <table:table-cell office:value-type="float" office:value="4.2819">
            <text:p>4.2819</text:p>
          </table:table-cell>
          <table:table-cell office:value-type="float" office:value="12.25">
            <text:p>12.25</text:p>
          </table:table-cell>
        </table:table-row>
        <table:table-row table:style-name="ro1">
          <table:table-cell/>
          <table:table-cell office:value-type="float" office:value="7.9427">
            <text:p>7.9427</text:p>
          </table:table-cell>
          <table:table-cell office:value-type="float" office:value="34.75">
            <text:p>34.75</text:p>
          </table:table-cell>
          <table:table-cell/>
          <table:table-cell office:value-type="float" office:value="3.9825">
            <text:p>3.9825</text:p>
          </table:table-cell>
          <table:table-cell office:value-type="float" office:value="27.65">
            <text:p>27.65</text:p>
          </table:table-cell>
          <table:table-cell/>
          <table:table-cell office:value-type="float" office:value="5.0887">
            <text:p>5.0887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7.9427">
            <text:p>7.9427</text:p>
          </table:table-cell>
          <table:table-cell office:value-type="float" office:value="34.7">
            <text:p>34.7</text:p>
          </table:table-cell>
          <table:table-cell/>
          <table:table-cell office:value-type="float" office:value="4.168">
            <text:p>4.168</text:p>
          </table:table-cell>
          <table:table-cell office:value-type="float" office:value="27.375">
            <text:p>27.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427">
            <text:p>7.9427</text:p>
          </table:table-cell>
          <table:table-cell office:value-type="float" office:value="34.7">
            <text:p>34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1327">
            <text:p>8.1327</text:p>
          </table:table-cell>
          <table:table-cell office:value-type="float" office:value="34.8421">
            <text:p>34.8421</text:p>
          </table:table-cell>
          <table:table-cell table:number-columns-repeated="6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psilon d200" table:style-name="ta1">
        <table:shapes>
          <draw:frame draw:z-index="0" draw:style-name="gr1" draw:text-style-name="P1" svg:width="7.298in" svg:height="4.7059in" svg:x="0.887in" svg:y="5.3783in">
            <draw:object draw:notify-on-update-of-ranges="'Epsilon d200'.B2:'Epsilon d200'.B2 'Epsilon d200'.B5:'Epsilon d200'.B29 'Epsilon d200'.E2:'Epsilon d200'.E2 'Epsilon d200'.E5:'Epsilon d200'.E29 'Epsilon d200'.H2:'Epsilon d200'.H2 'Epsilon d200'.H5:'Epsilon d200'.H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2.004">
            <text:p>2.004</text:p>
          </table:table-cell>
          <table:table-cell office:value-type="float" office:value="2">
            <text:p>2</text:p>
          </table:table-cell>
          <table:table-cell/>
          <table:table-cell office:value-type="float" office:value="2.004">
            <text:p>2.004</text:p>
          </table:table-cell>
          <table:table-cell office:value-type="float" office:value="3">
            <text:p>3</text:p>
          </table:table-cell>
          <table:table-cell/>
          <table:table-cell office:value-type="float" office:value="2.004">
            <text:p>2.00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7.8751">
            <text:p>27.8751</text:p>
          </table:table-cell>
          <table:table-cell office:value-type="float" office:value="27.05">
            <text:p>27.05</text:p>
          </table:table-cell>
          <table:table-cell/>
          <table:table-cell office:value-type="float" office:value="5.6629">
            <text:p>5.6629</text:p>
          </table:table-cell>
          <table:table-cell office:value-type="float" office:value="20.5714">
            <text:p>20.5714</text:p>
          </table:table-cell>
          <table:table-cell/>
          <table:table-cell office:value-type="float" office:value="5.9884">
            <text:p>5.9884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/>
          <table:table-cell office:value-type="float" office:value="10.6342">
            <text:p>10.6342</text:p>
          </table:table-cell>
          <table:table-cell office:value-type="float" office:value="31.6">
            <text:p>31.6</text:p>
          </table:table-cell>
          <table:table-cell/>
          <table:table-cell office:value-type="float" office:value="5.6213">
            <text:p>5.6213</text:p>
          </table:table-cell>
          <table:table-cell office:value-type="float" office:value="22.6429">
            <text:p>22.6429</text:p>
          </table:table-cell>
          <table:table-cell/>
          <table:table-cell office:value-type="float" office:value="4.0952">
            <text:p>4.0952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/>
          <table:table-cell office:value-type="float" office:value="10.4892">
            <text:p>10.4892</text:p>
          </table:table-cell>
          <table:table-cell office:value-type="float" office:value="33.95">
            <text:p>33.95</text:p>
          </table:table-cell>
          <table:table-cell/>
          <table:table-cell office:value-type="float" office:value="5.3016">
            <text:p>5.3016</text:p>
          </table:table-cell>
          <table:table-cell office:value-type="float" office:value="23.5714">
            <text:p>23.5714</text:p>
          </table:table-cell>
          <table:table-cell/>
          <table:table-cell office:value-type="float" office:value="4.0952">
            <text:p>4.0952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10.5249">
            <text:p>10.5249</text:p>
          </table:table-cell>
          <table:table-cell office:value-type="float" office:value="35.2">
            <text:p>35.2</text:p>
          </table:table-cell>
          <table:table-cell/>
          <table:table-cell office:value-type="float" office:value="5.1286">
            <text:p>5.1286</text:p>
          </table:table-cell>
          <table:table-cell office:value-type="float" office:value="24.4286">
            <text:p>24.4286</text:p>
          </table:table-cell>
          <table:table-cell/>
          <table:table-cell office:value-type="float" office:value="4.1352">
            <text:p>4.1352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/>
          <table:table-cell office:value-type="float" office:value="10.5249">
            <text:p>10.5249</text:p>
          </table:table-cell>
          <table:table-cell office:value-type="float" office:value="35.8">
            <text:p>35.8</text:p>
          </table:table-cell>
          <table:table-cell/>
          <table:table-cell office:value-type="float" office:value="5.2249">
            <text:p>5.2249</text:p>
          </table:table-cell>
          <table:table-cell office:value-type="float" office:value="24.9286">
            <text:p>24.9286</text:p>
          </table:table-cell>
          <table:table-cell/>
          <table:table-cell office:value-type="float" office:value="4.105">
            <text:p>4.105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/>
          <table:table-cell office:value-type="float" office:value="6.9813">
            <text:p>6.9813</text:p>
          </table:table-cell>
          <table:table-cell office:value-type="float" office:value="37.45">
            <text:p>37.45</text:p>
          </table:table-cell>
          <table:table-cell/>
          <table:table-cell office:value-type="float" office:value="5.4171">
            <text:p>5.4171</text:p>
          </table:table-cell>
          <table:table-cell office:value-type="float" office:value="24.8571">
            <text:p>24.8571</text:p>
          </table:table-cell>
          <table:table-cell/>
          <table:table-cell office:value-type="float" office:value="4.0845">
            <text:p>4.0845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/>
          <table:table-cell office:value-type="float" office:value="7.0057">
            <text:p>7.0057</text:p>
          </table:table-cell>
          <table:table-cell office:value-type="float" office:value="37.6">
            <text:p>37.6</text:p>
          </table:table-cell>
          <table:table-cell/>
          <table:table-cell office:value-type="float" office:value="5.4123">
            <text:p>5.4123</text:p>
          </table:table-cell>
          <table:table-cell office:value-type="float" office:value="25.8571">
            <text:p>25.8571</text:p>
          </table:table-cell>
          <table:table-cell/>
          <table:table-cell office:value-type="float" office:value="4.0822">
            <text:p>4.0822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/>
          <table:table-cell office:value-type="float" office:value="6.9981">
            <text:p>6.9981</text:p>
          </table:table-cell>
          <table:table-cell office:value-type="float" office:value="37.75">
            <text:p>37.75</text:p>
          </table:table-cell>
          <table:table-cell/>
          <table:table-cell office:value-type="float" office:value="5.4123">
            <text:p>5.4123</text:p>
          </table:table-cell>
          <table:table-cell office:value-type="float" office:value="25.4286">
            <text:p>25.4286</text:p>
          </table:table-cell>
          <table:table-cell/>
          <table:table-cell office:value-type="float" office:value="4.1636">
            <text:p>4.16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6.9981">
            <text:p>6.9981</text:p>
          </table:table-cell>
          <table:table-cell office:value-type="float" office:value="38.2">
            <text:p>38.2</text:p>
          </table:table-cell>
          <table:table-cell/>
          <table:table-cell office:value-type="float" office:value="5.4123">
            <text:p>5.4123</text:p>
          </table:table-cell>
          <table:table-cell office:value-type="float" office:value="25.3571">
            <text:p>25.3571</text:p>
          </table:table-cell>
          <table:table-cell/>
          <table:table-cell office:value-type="float" office:value="4.1625">
            <text:p>4.16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6.9981">
            <text:p>6.9981</text:p>
          </table:table-cell>
          <table:table-cell office:value-type="float" office:value="38.6">
            <text:p>38.6</text:p>
          </table:table-cell>
          <table:table-cell/>
          <table:table-cell office:value-type="float" office:value="4.868">
            <text:p>4.868</text:p>
          </table:table-cell>
          <table:table-cell office:value-type="float" office:value="26">
            <text:p>26</text:p>
          </table:table-cell>
          <table:table-cell/>
          <table:table-cell office:value-type="float" office:value="4.3223">
            <text:p>4.3223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6.2856">
            <text:p>6.2856</text:p>
          </table:table-cell>
          <table:table-cell office:value-type="float" office:value="38.65">
            <text:p>38.65</text:p>
          </table:table-cell>
          <table:table-cell/>
          <table:table-cell office:value-type="float" office:value="4.9645">
            <text:p>4.9645</text:p>
          </table:table-cell>
          <table:table-cell office:value-type="float" office:value="27.0714">
            <text:p>27.0714</text:p>
          </table:table-cell>
          <table:table-cell/>
          <table:table-cell office:value-type="float" office:value="4.2409">
            <text:p>4.2409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6.2856">
            <text:p>6.2856</text:p>
          </table:table-cell>
          <table:table-cell office:value-type="float" office:value="39.25">
            <text:p>39.25</text:p>
          </table:table-cell>
          <table:table-cell/>
          <table:table-cell office:value-type="float" office:value="4.9645">
            <text:p>4.9645</text:p>
          </table:table-cell>
          <table:table-cell office:value-type="float" office:value="27.4286">
            <text:p>27.4286</text:p>
          </table:table-cell>
          <table:table-cell/>
          <table:table-cell office:value-type="float" office:value="4.2409">
            <text:p>4.2409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/>
          <table:table-cell office:value-type="float" office:value="6.2719">
            <text:p>6.2719</text:p>
          </table:table-cell>
          <table:table-cell office:value-type="float" office:value="39.05">
            <text:p>39.05</text:p>
          </table:table-cell>
          <table:table-cell/>
          <table:table-cell office:value-type="float" office:value="5.0017">
            <text:p>5.0017</text:p>
          </table:table-cell>
          <table:table-cell office:value-type="float" office:value="27.8571">
            <text:p>27.8571</text:p>
          </table:table-cell>
          <table:table-cell/>
          <table:table-cell office:value-type="float" office:value="4.3237">
            <text:p>4.3237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/>
          <table:table-cell office:value-type="float" office:value="6.2719">
            <text:p>6.2719</text:p>
          </table:table-cell>
          <table:table-cell office:value-type="float" office:value="39.35">
            <text:p>39.35</text:p>
          </table:table-cell>
          <table:table-cell/>
          <table:table-cell office:value-type="float" office:value="5.0424">
            <text:p>5.0424</text:p>
          </table:table-cell>
          <table:table-cell office:value-type="float" office:value="28">
            <text:p>28</text:p>
          </table:table-cell>
          <table:table-cell/>
          <table:table-cell office:value-type="float" office:value="4.309">
            <text:p>4.309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6.2719">
            <text:p>6.2719</text:p>
          </table:table-cell>
          <table:table-cell office:value-type="float" office:value="39.2">
            <text:p>39.2</text:p>
          </table:table-cell>
          <table:table-cell/>
          <table:table-cell office:value-type="float" office:value="4.9641">
            <text:p>4.9641</text:p>
          </table:table-cell>
          <table:table-cell office:value-type="float" office:value="28.2857">
            <text:p>28.2857</text:p>
          </table:table-cell>
          <table:table-cell/>
          <table:table-cell office:value-type="float" office:value="4.3694">
            <text:p>4.3694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/>
          <table:table-cell office:value-type="float" office:value="6.1311">
            <text:p>6.1311</text:p>
          </table:table-cell>
          <table:table-cell office:value-type="float" office:value="40.45">
            <text:p>40.45</text:p>
          </table:table-cell>
          <table:table-cell/>
          <table:table-cell office:value-type="float" office:value="4.9641">
            <text:p>4.9641</text:p>
          </table:table-cell>
          <table:table-cell office:value-type="float" office:value="29.2143">
            <text:p>29.2143</text:p>
          </table:table-cell>
          <table:table-cell/>
          <table:table-cell office:value-type="float" office:value="4.3694">
            <text:p>4.3694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6.1357">
            <text:p>6.1357</text:p>
          </table:table-cell>
          <table:table-cell office:value-type="float" office:value="41.5">
            <text:p>41.5</text:p>
          </table:table-cell>
          <table:table-cell/>
          <table:table-cell office:value-type="float" office:value="4.9641">
            <text:p>4.9641</text:p>
          </table:table-cell>
          <table:table-cell office:value-type="float" office:value="29.3571">
            <text:p>29.3571</text:p>
          </table:table-cell>
          <table:table-cell/>
          <table:table-cell office:value-type="float" office:value="4.3694">
            <text:p>4.3694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6.1435">
            <text:p>6.1435</text:p>
          </table:table-cell>
          <table:table-cell office:value-type="float" office:value="41.7">
            <text:p>41.7</text:p>
          </table:table-cell>
          <table:table-cell/>
          <table:table-cell office:value-type="float" office:value="4.9641">
            <text:p>4.9641</text:p>
          </table:table-cell>
          <table:table-cell office:value-type="float" office:value="29.5">
            <text:p>29.5</text:p>
          </table:table-cell>
          <table:table-cell/>
          <table:table-cell office:value-type="float" office:value="4.3694">
            <text:p>4.3694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/>
          <table:table-cell office:value-type="float" office:value="6.1439">
            <text:p>6.1439</text:p>
          </table:table-cell>
          <table:table-cell office:value-type="float" office:value="42.15">
            <text:p>42.15</text:p>
          </table:table-cell>
          <table:table-cell/>
          <table:table-cell office:value-type="float" office:value="4.9641">
            <text:p>4.9641</text:p>
          </table:table-cell>
          <table:table-cell office:value-type="float" office:value="29.3571">
            <text:p>29.3571</text:p>
          </table:table-cell>
          <table:table-cell/>
          <table:table-cell office:value-type="float" office:value="4.3694">
            <text:p>4.3694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/>
          <table:table-cell office:value-type="float" office:value="6.0876">
            <text:p>6.0876</text:p>
          </table:table-cell>
          <table:table-cell office:value-type="float" office:value="42.35">
            <text:p>42.35</text:p>
          </table:table-cell>
          <table:table-cell/>
          <table:table-cell office:value-type="float" office:value="4.9841">
            <text:p>4.9841</text:p>
          </table:table-cell>
          <table:table-cell office:value-type="float" office:value="30.1429">
            <text:p>30.1429</text:p>
          </table:table-cell>
          <table:table-cell/>
          <table:table-cell office:value-type="float" office:value="4.3074">
            <text:p>4.3074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3">
            <text:p>43</text:p>
          </table:table-cell>
          <table:table-cell/>
          <table:table-cell office:value-type="float" office:value="4.9841">
            <text:p>4.9841</text:p>
          </table:table-cell>
          <table:table-cell office:value-type="float" office:value="30.7143">
            <text:p>30.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2.7">
            <text:p>42.7</text:p>
          </table:table-cell>
          <table:table-cell/>
          <table:table-cell office:value-type="float" office:value="4.9804">
            <text:p>4.9804</text:p>
          </table:table-cell>
          <table:table-cell office:value-type="float" office:value="30.8571">
            <text:p>30.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3">
            <text:p>43</text:p>
          </table:table-cell>
          <table:table-cell/>
          <table:table-cell office:value-type="float" office:value="4.9804">
            <text:p>4.980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3.05">
            <text:p>43.05</text:p>
          </table:table-cell>
          <table:table-cell/>
          <table:table-cell office:value-type="float" office:value="5.0749">
            <text:p>5.0749</text:p>
          </table:table-cell>
          <table:table-cell office:value-type="float" office:value="31.75">
            <text:p>31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3.2">
            <text:p>43.2</text:p>
          </table:table-cell>
          <table:table-cell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psilon d300" table:style-name="ta1">
        <table:shapes>
          <draw:frame draw:z-index="0" draw:style-name="gr1" draw:text-style-name="P1" svg:width="7.298in" svg:height="4.7059in" svg:x="0.887in" svg:y="5.3783in">
            <draw:object draw:notify-on-update-of-ranges="'Epsilon d300'.B2:'Epsilon d300'.B2 'Epsilon d300'.B5:'Epsilon d300'.B29 'Epsilon d300'.E2:'Epsilon d300'.E2 'Epsilon d300'.E5:'Epsilon d300'.E29 'Epsilon d300'.H2:'Epsilon d300'.H2 'Epsilon d300'.H5:'Epsilon d300'.H2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4.9956">
            <text:p>4.9956</text:p>
          </table:table-cell>
          <table:table-cell office:value-type="float" office:value="5">
            <text:p>5</text:p>
          </table:table-cell>
          <table:table-cell/>
          <table:table-cell office:value-type="float" office:value="4.9956">
            <text:p>4.9956</text:p>
          </table:table-cell>
          <table:table-cell office:value-type="float" office:value="4">
            <text:p>4</text:p>
          </table:table-cell>
          <table:table-cell/>
          <table:table-cell office:value-type="float" office:value="4.9956">
            <text:p>4.995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.4743">
            <text:p>5.4743</text:p>
          </table:table-cell>
          <table:table-cell office:value-type="float" office:value="33.6">
            <text:p>33.6</text:p>
          </table:table-cell>
          <table:table-cell/>
          <table:table-cell office:value-type="float" office:value="7.0814">
            <text:p>7.0814</text:p>
          </table:table-cell>
          <table:table-cell office:value-type="float" office:value="24.6">
            <text:p>24.6</text:p>
          </table:table-cell>
          <table:table-cell/>
          <table:table-cell office:value-type="float" office:value="4.7308">
            <text:p>4.7308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5.0952">
            <text:p>5.0952</text:p>
          </table:table-cell>
          <table:table-cell office:value-type="float" office:value="36">
            <text:p>36</text:p>
          </table:table-cell>
          <table:table-cell/>
          <table:table-cell office:value-type="float" office:value="7.0956">
            <text:p>7.0956</text:p>
          </table:table-cell>
          <table:table-cell office:value-type="float" office:value="27.8">
            <text:p>27.8</text:p>
          </table:table-cell>
          <table:table-cell/>
          <table:table-cell office:value-type="float" office:value="5.3643">
            <text:p>5.3643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/>
          <table:table-cell office:value-type="float" office:value="4.8817">
            <text:p>4.8817</text:p>
          </table:table-cell>
          <table:table-cell office:value-type="float" office:value="38.6">
            <text:p>38.6</text:p>
          </table:table-cell>
          <table:table-cell/>
          <table:table-cell office:value-type="float" office:value="7.1787">
            <text:p>7.1787</text:p>
          </table:table-cell>
          <table:table-cell office:value-type="float" office:value="28.8">
            <text:p>28.8</text:p>
          </table:table-cell>
          <table:table-cell/>
          <table:table-cell office:value-type="float" office:value="5.6063">
            <text:p>5.6063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/>
          <table:table-cell office:value-type="float" office:value="4.7767">
            <text:p>4.7767</text:p>
          </table:table-cell>
          <table:table-cell office:value-type="float" office:value="40">
            <text:p>40</text:p>
          </table:table-cell>
          <table:table-cell/>
          <table:table-cell office:value-type="float" office:value="7.1787">
            <text:p>7.1787</text:p>
          </table:table-cell>
          <table:table-cell office:value-type="float" office:value="30">
            <text:p>30</text:p>
          </table:table-cell>
          <table:table-cell/>
          <table:table-cell office:value-type="float" office:value="5.4869">
            <text:p>5.4869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/>
          <table:table-cell office:value-type="float" office:value="4.7828">
            <text:p>4.7828</text:p>
          </table:table-cell>
          <table:table-cell office:value-type="float" office:value="38.8">
            <text:p>38.8</text:p>
          </table:table-cell>
          <table:table-cell/>
          <table:table-cell office:value-type="float" office:value="7.2444">
            <text:p>7.2444</text:p>
          </table:table-cell>
          <table:table-cell office:value-type="float" office:value="30.6">
            <text:p>30.6</text:p>
          </table:table-cell>
          <table:table-cell/>
          <table:table-cell office:value-type="float" office:value="5.7634">
            <text:p>5.7634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/>
          <table:table-cell office:value-type="float" office:value="6.3035">
            <text:p>6.3035</text:p>
          </table:table-cell>
          <table:table-cell office:value-type="float" office:value="43">
            <text:p>43</text:p>
          </table:table-cell>
          <table:table-cell/>
          <table:table-cell office:value-type="float" office:value="8.4212">
            <text:p>8.4212</text:p>
          </table:table-cell>
          <table:table-cell office:value-type="float" office:value="32.2">
            <text:p>32.2</text:p>
          </table:table-cell>
          <table:table-cell/>
          <table:table-cell office:value-type="float" office:value="6.7147">
            <text:p>6.7147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6.4621">
            <text:p>6.4621</text:p>
          </table:table-cell>
          <table:table-cell office:value-type="float" office:value="43.4">
            <text:p>43.4</text:p>
          </table:table-cell>
          <table:table-cell/>
          <table:table-cell office:value-type="float" office:value="8.4212">
            <text:p>8.4212</text:p>
          </table:table-cell>
          <table:table-cell office:value-type="float" office:value="33.4">
            <text:p>33.4</text:p>
          </table:table-cell>
          <table:table-cell/>
          <table:table-cell office:value-type="float" office:value="6.7157">
            <text:p>6.7157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6.5409">
            <text:p>6.5409</text:p>
          </table:table-cell>
          <table:table-cell office:value-type="float" office:value="44.2">
            <text:p>44.2</text:p>
          </table:table-cell>
          <table:table-cell/>
          <table:table-cell office:value-type="float" office:value="8.4212">
            <text:p>8.4212</text:p>
          </table:table-cell>
          <table:table-cell office:value-type="float" office:value="33">
            <text:p>33</text:p>
          </table:table-cell>
          <table:table-cell/>
          <table:table-cell office:value-type="float" office:value="6.7157">
            <text:p>6.7157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/>
          <table:table-cell office:value-type="float" office:value="6.6105">
            <text:p>6.6105</text:p>
          </table:table-cell>
          <table:table-cell office:value-type="float" office:value="44.8">
            <text:p>44.8</text:p>
          </table:table-cell>
          <table:table-cell/>
          <table:table-cell office:value-type="float" office:value="8.4212">
            <text:p>8.4212</text:p>
          </table:table-cell>
          <table:table-cell office:value-type="float" office:value="33.6">
            <text:p>33.6</text:p>
          </table:table-cell>
          <table:table-cell/>
          <table:table-cell office:value-type="float" office:value="6.7157">
            <text:p>6.7157</text:p>
          </table:table-cell>
          <table:table-cell office:value-type="float" office:value="25.6">
            <text:p>25.6</text:p>
          </table:table-cell>
        </table:table-row>
        <table:table-row table:style-name="ro1">
          <table:table-cell/>
          <table:table-cell office:value-type="float" office:value="6.6105">
            <text:p>6.6105</text:p>
          </table:table-cell>
          <table:table-cell office:value-type="float" office:value="45.6">
            <text:p>45.6</text:p>
          </table:table-cell>
          <table:table-cell/>
          <table:table-cell office:value-type="float" office:value="7.6513">
            <text:p>7.6513</text:p>
          </table:table-cell>
          <table:table-cell office:value-type="float" office:value="35.6">
            <text:p>35.6</text:p>
          </table:table-cell>
          <table:table-cell/>
          <table:table-cell office:value-type="float" office:value="7.4756">
            <text:p>7.4756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/>
          <table:table-cell office:value-type="float" office:value="6.625">
            <text:p>6.625</text:p>
          </table:table-cell>
          <table:table-cell office:value-type="float" office:value="48.2">
            <text:p>48.2</text:p>
          </table:table-cell>
          <table:table-cell/>
          <table:table-cell office:value-type="float" office:value="7.3694">
            <text:p>7.3694</text:p>
          </table:table-cell>
          <table:table-cell office:value-type="float" office:value="36.2">
            <text:p>36.2</text:p>
          </table:table-cell>
          <table:table-cell/>
          <table:table-cell office:value-type="float" office:value="8.4103">
            <text:p>8.4103</text:p>
          </table:table-cell>
          <table:table-cell office:value-type="float" office:value="27.4">
            <text:p>27.4</text:p>
          </table:table-cell>
        </table:table-row>
        <table:table-row table:style-name="ro1">
          <table:table-cell/>
          <table:table-cell office:value-type="float" office:value="6.6379">
            <text:p>6.6379</text:p>
          </table:table-cell>
          <table:table-cell office:value-type="float" office:value="49.2">
            <text:p>49.2</text:p>
          </table:table-cell>
          <table:table-cell/>
          <table:table-cell office:value-type="float" office:value="7.388">
            <text:p>7.388</text:p>
          </table:table-cell>
          <table:table-cell office:value-type="float" office:value="37.2">
            <text:p>37.2</text:p>
          </table:table-cell>
          <table:table-cell/>
          <table:table-cell office:value-type="float" office:value="7.6522">
            <text:p>7.6522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6.6381">
            <text:p>6.6381</text:p>
          </table:table-cell>
          <table:table-cell office:value-type="float" office:value="49.6">
            <text:p>49.6</text:p>
          </table:table-cell>
          <table:table-cell/>
          <table:table-cell office:value-type="float" office:value="7.388">
            <text:p>7.388</text:p>
          </table:table-cell>
          <table:table-cell office:value-type="float" office:value="36.4">
            <text:p>36.4</text:p>
          </table:table-cell>
          <table:table-cell/>
          <table:table-cell office:value-type="float" office:value="7.6522">
            <text:p>7.6522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6.6381">
            <text:p>6.6381</text:p>
          </table:table-cell>
          <table:table-cell office:value-type="float" office:value="50.8">
            <text:p>50.8</text:p>
          </table:table-cell>
          <table:table-cell/>
          <table:table-cell office:value-type="float" office:value="7.388">
            <text:p>7.388</text:p>
          </table:table-cell>
          <table:table-cell office:value-type="float" office:value="37.2">
            <text:p>37.2</text:p>
          </table:table-cell>
          <table:table-cell/>
          <table:table-cell office:value-type="float" office:value="7.6522">
            <text:p>7.6522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/>
          <table:table-cell office:value-type="float" office:value="6.6381">
            <text:p>6.6381</text:p>
          </table:table-cell>
          <table:table-cell office:value-type="float" office:value="51.6">
            <text:p>51.6</text:p>
          </table:table-cell>
          <table:table-cell/>
          <table:table-cell office:value-type="float" office:value="7.4251">
            <text:p>7.4251</text:p>
          </table:table-cell>
          <table:table-cell office:value-type="float" office:value="37.4">
            <text:p>37.4</text:p>
          </table:table-cell>
          <table:table-cell/>
          <table:table-cell office:value-type="float" office:value="7.6644">
            <text:p>7.6644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/>
          <table:table-cell office:value-type="float" office:value="6.6381">
            <text:p>6.6381</text:p>
          </table:table-cell>
          <table:table-cell office:value-type="float" office:value="54.6">
            <text:p>54.6</text:p>
          </table:table-cell>
          <table:table-cell/>
          <table:table-cell office:value-type="float" office:value="6.5717">
            <text:p>6.5717</text:p>
          </table:table-cell>
          <table:table-cell office:value-type="float" office:value="37.6">
            <text:p>37.6</text:p>
          </table:table-cell>
          <table:table-cell/>
          <table:table-cell office:value-type="float" office:value="7.6644">
            <text:p>7.6644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/>
          <table:table-cell office:value-type="float" office:value="6.6398">
            <text:p>6.6398</text:p>
          </table:table-cell>
          <table:table-cell office:value-type="float" office:value="54.2">
            <text:p>54.2</text:p>
          </table:table-cell>
          <table:table-cell/>
          <table:table-cell office:value-type="float" office:value="6.5717">
            <text:p>6.5717</text:p>
          </table:table-cell>
          <table:table-cell office:value-type="float" office:value="37.6">
            <text:p>37.6</text:p>
          </table:table-cell>
          <table:table-cell/>
          <table:table-cell office:value-type="float" office:value="7.6644">
            <text:p>7.664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/>
          <table:table-cell office:value-type="float" office:value="6.6408">
            <text:p>6.6408</text:p>
          </table:table-cell>
          <table:table-cell office:value-type="float" office:value="54">
            <text:p>54</text:p>
          </table:table-cell>
          <table:table-cell/>
          <table:table-cell office:value-type="float" office:value="6.6649">
            <text:p>6.6649</text:p>
          </table:table-cell>
          <table:table-cell office:value-type="float" office:value="37.8">
            <text:p>37.8</text:p>
          </table:table-cell>
          <table:table-cell/>
          <table:table-cell office:value-type="float" office:value="7.6644">
            <text:p>7.6644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6.6408">
            <text:p>6.6408</text:p>
          </table:table-cell>
          <table:table-cell office:value-type="float" office:value="54.8">
            <text:p>54.8</text:p>
          </table:table-cell>
          <table:table-cell/>
          <table:table-cell office:value-type="float" office:value="6.6649">
            <text:p>6.6649</text:p>
          </table:table-cell>
          <table:table-cell office:value-type="float" office:value="38">
            <text:p>38</text:p>
          </table:table-cell>
          <table:table-cell/>
          <table:table-cell office:value-type="float" office:value="7.6644">
            <text:p>7.6644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/>
          <table:table-cell office:value-type="float" office:value="6.6408">
            <text:p>6.6408</text:p>
          </table:table-cell>
          <table:table-cell office:value-type="float" office:value="55.8">
            <text:p>55.8</text:p>
          </table:table-cell>
          <table:table-cell/>
          <table:table-cell office:value-type="float" office:value="6.8961">
            <text:p>6.8961</text:p>
          </table:table-cell>
          <table:table-cell office:value-type="float" office:value="39.8">
            <text:p>39.8</text:p>
          </table:table-cell>
          <table:table-cell/>
          <table:table-cell office:value-type="float" office:value="7.6644">
            <text:p>7.6644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/>
          <table:table-cell office:value-type="float" office:value="6.6408">
            <text:p>6.6408</text:p>
          </table:table-cell>
          <table:table-cell office:value-type="float" office:value="57">
            <text:p>57</text:p>
          </table:table-cell>
          <table:table-cell/>
          <table:table-cell office:value-type="float" office:value="6.8961">
            <text:p>6.8961</text:p>
          </table:table-cell>
          <table:table-cell office:value-type="float" office:value="40.2">
            <text:p>40.2</text:p>
          </table:table-cell>
          <table:table-cell/>
          <table:table-cell office:value-type="float" office:value="7.6644">
            <text:p>7.6644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/>
          <table:table-cell office:value-type="float" office:value="6.6408">
            <text:p>6.6408</text:p>
          </table:table-cell>
          <table:table-cell office:value-type="float" office:value="57.8">
            <text:p>57.8</text:p>
          </table:table-cell>
          <table:table-cell/>
          <table:table-cell office:value-type="float" office:value="6.8961">
            <text:p>6.8961</text:p>
          </table:table-cell>
          <table:table-cell office:value-type="float" office:value="39.2">
            <text:p>39.2</text:p>
          </table:table-cell>
          <table:table-cell/>
          <table:table-cell office:value-type="float" office:value="7.6644">
            <text:p>7.6644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/>
          <table:table-cell office:value-type="float" office:value="6.5746">
            <text:p>6.5746</text:p>
          </table:table-cell>
          <table:table-cell office:value-type="float" office:value="56.8">
            <text:p>56.8</text:p>
          </table:table-cell>
          <table:table-cell/>
          <table:table-cell office:value-type="float" office:value="6.8961">
            <text:p>6.8961</text:p>
          </table:table-cell>
          <table:table-cell office:value-type="float" office:value="39.2">
            <text:p>39.2</text:p>
          </table:table-cell>
          <table:table-cell/>
          <table:table-cell office:value-type="float" office:value="6.8179">
            <text:p>6.8179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6.5746">
            <text:p>6.5746</text:p>
          </table:table-cell>
          <table:table-cell office:value-type="float" office:value="56.4">
            <text:p>56.4</text:p>
          </table:table-cell>
          <table:table-cell/>
          <table:table-cell office:value-type="float" office:value="6.8961">
            <text:p>6.8961</text:p>
          </table:table-cell>
          <table:table-cell office:value-type="float" office:value="38.8">
            <text:p>38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958">
            <text:p>5.1958</text:p>
          </table:table-cell>
          <table:table-cell office:value-type="float" office:value="58.5">
            <text:p>58.5</text:p>
          </table:table-cell>
          <table:table-cell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GD d100" table:style-name="ta1">
        <table:shapes>
          <draw:frame draw:z-index="0" draw:style-name="gr1" draw:text-style-name="P1" svg:width="7.298in" svg:height="4.7059in" svg:x="0.887in" svg:y="5.7142in">
            <draw:object draw:notify-on-update-of-ranges="'IGD d100'.B2:'IGD d100'.B2 'IGD d100'.B5:'IGD d100'.B29 'IGD d100'.E2:'IGD d100'.E2 'IGD d100'.E5:'IGD d100'.E29 'IGD d100'.H2:'IGD d100'.H2 'IGD d100'.H5:'IGD d100'.H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6.7909">
            <text:p>6.7909</text:p>
          </table:table-cell>
          <table:table-cell office:value-type="float" office:value="4">
            <text:p>4</text:p>
          </table:table-cell>
          <table:table-cell/>
          <table:table-cell office:value-type="float" office:value="9.0708">
            <text:p>9.0708</text:p>
          </table:table-cell>
          <table:table-cell office:value-type="float" office:value="3">
            <text:p>3</text:p>
          </table:table-cell>
          <table:table-cell/>
          <table:table-cell office:value-type="float" office:value="27.5587">
            <text:p>27.558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9089">
            <text:p>0.9089</text:p>
          </table:table-cell>
          <table:table-cell office:value-type="float" office:value="19.5">
            <text:p>19.5</text:p>
          </table:table-cell>
          <table:table-cell/>
          <table:table-cell office:value-type="float" office:value="1.0692">
            <text:p>1.0692</text:p>
          </table:table-cell>
          <table:table-cell office:value-type="float" office:value="10.4">
            <text:p>10.4</text:p>
          </table:table-cell>
          <table:table-cell/>
          <table:table-cell office:value-type="float" office:value="11.3088">
            <text:p>11.3088</text:p>
          </table:table-cell>
          <table:table-cell office:value-type="float" office:value="7.35">
            <text:p>7.35</text:p>
          </table:table-cell>
        </table:table-row>
        <table:table-row table:style-name="ro1">
          <table:table-cell/>
          <table:table-cell office:value-type="float" office:value="0.7612">
            <text:p>0.7612</text:p>
          </table:table-cell>
          <table:table-cell office:value-type="float" office:value="22.35">
            <text:p>22.35</text:p>
          </table:table-cell>
          <table:table-cell/>
          <table:table-cell office:value-type="float" office:value="0.958">
            <text:p>0.958</text:p>
          </table:table-cell>
          <table:table-cell office:value-type="float" office:value="14.9">
            <text:p>14.9</text:p>
          </table:table-cell>
          <table:table-cell/>
          <table:table-cell office:value-type="float" office:value="5.521">
            <text:p>5.521</text:p>
          </table:table-cell>
          <table:table-cell office:value-type="float" office:value="7.75">
            <text:p>7.75</text:p>
          </table:table-cell>
        </table:table-row>
        <table:table-row table:style-name="ro1">
          <table:table-cell/>
          <table:table-cell office:value-type="float" office:value="0.6399">
            <text:p>0.6399</text:p>
          </table:table-cell>
          <table:table-cell office:value-type="float" office:value="25.6">
            <text:p>25.6</text:p>
          </table:table-cell>
          <table:table-cell/>
          <table:table-cell office:value-type="float" office:value="0.7182">
            <text:p>0.7182</text:p>
          </table:table-cell>
          <table:table-cell office:value-type="float" office:value="17.95">
            <text:p>17.95</text:p>
          </table:table-cell>
          <table:table-cell/>
          <table:table-cell office:value-type="float" office:value="3.4878">
            <text:p>3.4878</text:p>
          </table:table-cell>
          <table:table-cell office:value-type="float" office:value="11.85">
            <text:p>11.85</text:p>
          </table:table-cell>
        </table:table-row>
        <table:table-row table:style-name="ro1">
          <table:table-cell/>
          <table:table-cell office:value-type="float" office:value="0.5212">
            <text:p>0.5212</text:p>
          </table:table-cell>
          <table:table-cell office:value-type="float" office:value="27.45">
            <text:p>27.45</text:p>
          </table:table-cell>
          <table:table-cell/>
          <table:table-cell office:value-type="float" office:value="0.6548">
            <text:p>0.6548</text:p>
          </table:table-cell>
          <table:table-cell office:value-type="float" office:value="19.7">
            <text:p>19.7</text:p>
          </table:table-cell>
          <table:table-cell/>
          <table:table-cell office:value-type="float" office:value="2.3722">
            <text:p>2.3722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/>
          <table:table-cell office:value-type="float" office:value="0.493">
            <text:p>0.493</text:p>
          </table:table-cell>
          <table:table-cell office:value-type="float" office:value="28.3">
            <text:p>28.3</text:p>
          </table:table-cell>
          <table:table-cell/>
          <table:table-cell office:value-type="float" office:value="0.635">
            <text:p>0.635</text:p>
          </table:table-cell>
          <table:table-cell office:value-type="float" office:value="22.2">
            <text:p>22.2</text:p>
          </table:table-cell>
          <table:table-cell/>
          <table:table-cell office:value-type="float" office:value="2.0678">
            <text:p>2.0678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table-cell office:value-type="float" office:value="0.4582">
            <text:p>0.4582</text:p>
          </table:table-cell>
          <table:table-cell office:value-type="float" office:value="29.35">
            <text:p>29.35</text:p>
          </table:table-cell>
          <table:table-cell/>
          <table:table-cell office:value-type="float" office:value="0.603">
            <text:p>0.603</text:p>
          </table:table-cell>
          <table:table-cell office:value-type="float" office:value="24.05">
            <text:p>24.05</text:p>
          </table:table-cell>
          <table:table-cell/>
          <table:table-cell office:value-type="float" office:value="1.8724">
            <text:p>1.8724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0.4193">
            <text:p>0.4193</text:p>
          </table:table-cell>
          <table:table-cell office:value-type="float" office:value="30.5">
            <text:p>30.5</text:p>
          </table:table-cell>
          <table:table-cell/>
          <table:table-cell office:value-type="float" office:value="0.6155">
            <text:p>0.6155</text:p>
          </table:table-cell>
          <table:table-cell office:value-type="float" office:value="25.15">
            <text:p>25.15</text:p>
          </table:table-cell>
          <table:table-cell/>
          <table:table-cell office:value-type="float" office:value="1.8682">
            <text:p>1.8682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4115">
            <text:p>0.4115</text:p>
          </table:table-cell>
          <table:table-cell office:value-type="float" office:value="31.35">
            <text:p>31.35</text:p>
          </table:table-cell>
          <table:table-cell/>
          <table:table-cell office:value-type="float" office:value="0.597">
            <text:p>0.597</text:p>
          </table:table-cell>
          <table:table-cell office:value-type="float" office:value="25.3">
            <text:p>25.3</text:p>
          </table:table-cell>
          <table:table-cell/>
          <table:table-cell office:value-type="float" office:value="1.7627">
            <text:p>1.7627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0.4157">
            <text:p>0.4157</text:p>
          </table:table-cell>
          <table:table-cell office:value-type="float" office:value="31.95">
            <text:p>31.95</text:p>
          </table:table-cell>
          <table:table-cell/>
          <table:table-cell office:value-type="float" office:value="0.5899">
            <text:p>0.5899</text:p>
          </table:table-cell>
          <table:table-cell office:value-type="float" office:value="26.2">
            <text:p>26.2</text:p>
          </table:table-cell>
          <table:table-cell/>
          <table:table-cell office:value-type="float" office:value="1.6528">
            <text:p>1.6528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/>
          <table:table-cell office:value-type="float" office:value="0.4162">
            <text:p>0.4162</text:p>
          </table:table-cell>
          <table:table-cell office:value-type="float" office:value="32.15">
            <text:p>32.15</text:p>
          </table:table-cell>
          <table:table-cell/>
          <table:table-cell office:value-type="float" office:value="0.5789">
            <text:p>0.5789</text:p>
          </table:table-cell>
          <table:table-cell office:value-type="float" office:value="27.2">
            <text:p>27.2</text:p>
          </table:table-cell>
          <table:table-cell/>
          <table:table-cell office:value-type="float" office:value="1.6074">
            <text:p>1.6074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table-cell office:value-type="float" office:value="0.4162">
            <text:p>0.4162</text:p>
          </table:table-cell>
          <table:table-cell office:value-type="float" office:value="33">
            <text:p>33</text:p>
          </table:table-cell>
          <table:table-cell/>
          <table:table-cell office:value-type="float" office:value="0.5791">
            <text:p>0.5791</text:p>
          </table:table-cell>
          <table:table-cell office:value-type="float" office:value="27.55">
            <text:p>27.55</text:p>
          </table:table-cell>
          <table:table-cell/>
          <table:table-cell office:value-type="float" office:value="1.583">
            <text:p>1.583</text:p>
          </table:table-cell>
          <table:table-cell office:value-type="float" office:value="12.75">
            <text:p>12.75</text:p>
          </table:table-cell>
        </table:table-row>
        <table:table-row table:style-name="ro1">
          <table:table-cell/>
          <table:table-cell office:value-type="float" office:value="0.4172">
            <text:p>0.4172</text:p>
          </table:table-cell>
          <table:table-cell office:value-type="float" office:value="33.4">
            <text:p>33.4</text:p>
          </table:table-cell>
          <table:table-cell/>
          <table:table-cell office:value-type="float" office:value="0.5769">
            <text:p>0.5769</text:p>
          </table:table-cell>
          <table:table-cell office:value-type="float" office:value="27.95">
            <text:p>27.95</text:p>
          </table:table-cell>
          <table:table-cell/>
          <table:table-cell office:value-type="float" office:value="1.5623">
            <text:p>1.56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0.4165">
            <text:p>0.4165</text:p>
          </table:table-cell>
          <table:table-cell office:value-type="float" office:value="33.5">
            <text:p>33.5</text:p>
          </table:table-cell>
          <table:table-cell/>
          <table:table-cell office:value-type="float" office:value="0.5676">
            <text:p>0.5676</text:p>
          </table:table-cell>
          <table:table-cell office:value-type="float" office:value="28.2">
            <text:p>28.2</text:p>
          </table:table-cell>
          <table:table-cell/>
          <table:table-cell office:value-type="float" office:value="1.5641">
            <text:p>1.5641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0.4193">
            <text:p>0.4193</text:p>
          </table:table-cell>
          <table:table-cell office:value-type="float" office:value="34">
            <text:p>34</text:p>
          </table:table-cell>
          <table:table-cell/>
          <table:table-cell office:value-type="float" office:value="0.5641">
            <text:p>0.5641</text:p>
          </table:table-cell>
          <table:table-cell office:value-type="float" office:value="28.3">
            <text:p>28.3</text:p>
          </table:table-cell>
          <table:table-cell/>
          <table:table-cell office:value-type="float" office:value="1.5602">
            <text:p>1.5602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0.419">
            <text:p>0.419</text:p>
          </table:table-cell>
          <table:table-cell office:value-type="float" office:value="34.05">
            <text:p>34.05</text:p>
          </table:table-cell>
          <table:table-cell/>
          <table:table-cell office:value-type="float" office:value="0.5778">
            <text:p>0.5778</text:p>
          </table:table-cell>
          <table:table-cell office:value-type="float" office:value="27.75">
            <text:p>27.75</text:p>
          </table:table-cell>
          <table:table-cell/>
          <table:table-cell office:value-type="float" office:value="1.5615">
            <text:p>1.5615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/>
          <table:table-cell office:value-type="float" office:value="0.423">
            <text:p>0.423</text:p>
          </table:table-cell>
          <table:table-cell office:value-type="float" office:value="33.6">
            <text:p>33.6</text:p>
          </table:table-cell>
          <table:table-cell/>
          <table:table-cell office:value-type="float" office:value="0.5778">
            <text:p>0.5778</text:p>
          </table:table-cell>
          <table:table-cell office:value-type="float" office:value="27.8">
            <text:p>27.8</text:p>
          </table:table-cell>
          <table:table-cell/>
          <table:table-cell office:value-type="float" office:value="1.5298">
            <text:p>1.5298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0.4206">
            <text:p>0.4206</text:p>
          </table:table-cell>
          <table:table-cell office:value-type="float" office:value="33.95">
            <text:p>33.95</text:p>
          </table:table-cell>
          <table:table-cell/>
          <table:table-cell office:value-type="float" office:value="0.579">
            <text:p>0.579</text:p>
          </table:table-cell>
          <table:table-cell office:value-type="float" office:value="28">
            <text:p>28</text:p>
          </table:table-cell>
          <table:table-cell/>
          <table:table-cell office:value-type="float" office:value="1.5301">
            <text:p>1.5301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4207">
            <text:p>0.4207</text:p>
          </table:table-cell>
          <table:table-cell office:value-type="float" office:value="33.95">
            <text:p>33.95</text:p>
          </table:table-cell>
          <table:table-cell/>
          <table:table-cell office:value-type="float" office:value="0.5852">
            <text:p>0.5852</text:p>
          </table:table-cell>
          <table:table-cell office:value-type="float" office:value="28.05">
            <text:p>28.05</text:p>
          </table:table-cell>
          <table:table-cell/>
          <table:table-cell office:value-type="float" office:value="1.5301">
            <text:p>1.5301</text:p>
          </table:table-cell>
          <table:table-cell office:value-type="float" office:value="13.35">
            <text:p>13.35</text:p>
          </table:table-cell>
        </table:table-row>
        <table:table-row table:style-name="ro1">
          <table:table-cell/>
          <table:table-cell office:value-type="float" office:value="0.4164">
            <text:p>0.4164</text:p>
          </table:table-cell>
          <table:table-cell office:value-type="float" office:value="34.3">
            <text:p>34.3</text:p>
          </table:table-cell>
          <table:table-cell/>
          <table:table-cell office:value-type="float" office:value="0.5824">
            <text:p>0.5824</text:p>
          </table:table-cell>
          <table:table-cell office:value-type="float" office:value="28.35">
            <text:p>28.35</text:p>
          </table:table-cell>
          <table:table-cell/>
          <table:table-cell office:value-type="float" office:value="1.5307">
            <text:p>1.5307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4165">
            <text:p>0.4165</text:p>
          </table:table-cell>
          <table:table-cell office:value-type="float" office:value="34.35">
            <text:p>34.35</text:p>
          </table:table-cell>
          <table:table-cell/>
          <table:table-cell office:value-type="float" office:value="0.5744">
            <text:p>0.5744</text:p>
          </table:table-cell>
          <table:table-cell office:value-type="float" office:value="28.2">
            <text:p>28.2</text:p>
          </table:table-cell>
          <table:table-cell/>
          <table:table-cell office:value-type="float" office:value="1.5307">
            <text:p>1.5307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/>
          <table:table-cell office:value-type="float" office:value="0.4127">
            <text:p>0.4127</text:p>
          </table:table-cell>
          <table:table-cell office:value-type="float" office:value="34.3">
            <text:p>34.3</text:p>
          </table:table-cell>
          <table:table-cell/>
          <table:table-cell office:value-type="float" office:value="0.5737">
            <text:p>0.5737</text:p>
          </table:table-cell>
          <table:table-cell office:value-type="float" office:value="28.25">
            <text:p>28.25</text:p>
          </table:table-cell>
          <table:table-cell/>
          <table:table-cell office:value-type="float" office:value="1.5615">
            <text:p>1.5615</text:p>
          </table:table-cell>
          <table:table-cell office:value-type="float" office:value="12.9474">
            <text:p>12.9474</text:p>
          </table:table-cell>
        </table:table-row>
        <table:table-row table:style-name="ro1">
          <table:table-cell/>
          <table:table-cell office:value-type="float" office:value="0.4004">
            <text:p>0.4004</text:p>
          </table:table-cell>
          <table:table-cell office:value-type="float" office:value="34.7">
            <text:p>34.7</text:p>
          </table:table-cell>
          <table:table-cell/>
          <table:table-cell office:value-type="float" office:value="0.5737">
            <text:p>0.5737</text:p>
          </table:table-cell>
          <table:table-cell office:value-type="float" office:value="28.25">
            <text:p>28.25</text:p>
          </table:table-cell>
          <table:table-cell/>
          <table:table-cell office:value-type="float" office:value="1.4993">
            <text:p>1.4993</text:p>
          </table:table-cell>
          <table:table-cell office:value-type="float" office:value="12.25">
            <text:p>12.25</text:p>
          </table:table-cell>
        </table:table-row>
        <table:table-row table:style-name="ro1">
          <table:table-cell/>
          <table:table-cell office:value-type="float" office:value="0.4005">
            <text:p>0.4005</text:p>
          </table:table-cell>
          <table:table-cell office:value-type="float" office:value="34.75">
            <text:p>34.75</text:p>
          </table:table-cell>
          <table:table-cell/>
          <table:table-cell office:value-type="float" office:value="0.5709">
            <text:p>0.5709</text:p>
          </table:table-cell>
          <table:table-cell office:value-type="float" office:value="27.65">
            <text:p>27.65</text:p>
          </table:table-cell>
          <table:table-cell/>
          <table:table-cell office:value-type="float" office:value="1.791">
            <text:p>1.7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0.4005">
            <text:p>0.4005</text:p>
          </table:table-cell>
          <table:table-cell office:value-type="float" office:value="34.7">
            <text:p>34.7</text:p>
          </table:table-cell>
          <table:table-cell/>
          <table:table-cell office:value-type="float" office:value="0.5817">
            <text:p>0.5817</text:p>
          </table:table-cell>
          <table:table-cell office:value-type="float" office:value="27.375">
            <text:p>27.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03">
            <text:p>0.4003</text:p>
          </table:table-cell>
          <table:table-cell office:value-type="float" office:value="34.7">
            <text:p>34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017">
            <text:p>0.4017</text:p>
          </table:table-cell>
          <table:table-cell office:value-type="float" office:value="34.8421">
            <text:p>34.8421</text:p>
          </table:table-cell>
          <table:table-cell table:number-columns-repeated="6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GD d200" table:style-name="ta1">
        <table:shapes>
          <draw:frame draw:z-index="0" draw:style-name="gr1" draw:text-style-name="P1" svg:width="7.298in" svg:height="4.7059in" svg:x="0.887in" svg:y="5.3783in">
            <draw:object draw:notify-on-update-of-ranges="'IGD d200'.B2:'IGD d200'.B2 'IGD d200'.B5:'IGD d200'.B29 'IGD d200'.E2:'IGD d200'.E2 'IGD d200'.E5:'IGD d200'.E29 'IGD d200'.H2:'IGD d200'.H2 'IGD d200'.H5:'IGD d200'.H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4.2421">
            <text:p>4.2421</text:p>
          </table:table-cell>
          <table:table-cell office:value-type="float" office:value="2">
            <text:p>2</text:p>
          </table:table-cell>
          <table:table-cell/>
          <table:table-cell office:value-type="float" office:value="3.3415">
            <text:p>3.3415</text:p>
          </table:table-cell>
          <table:table-cell office:value-type="float" office:value="3">
            <text:p>3</text:p>
          </table:table-cell>
          <table:table-cell/>
          <table:table-cell office:value-type="float" office:value="4.8359">
            <text:p>4.835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7724">
            <text:p>0.7724</text:p>
          </table:table-cell>
          <table:table-cell office:value-type="float" office:value="27.05">
            <text:p>27.05</text:p>
          </table:table-cell>
          <table:table-cell/>
          <table:table-cell office:value-type="float" office:value="0.9912">
            <text:p>0.9912</text:p>
          </table:table-cell>
          <table:table-cell office:value-type="float" office:value="20.5714">
            <text:p>20.5714</text:p>
          </table:table-cell>
          <table:table-cell/>
          <table:table-cell office:value-type="float" office:value="1.642">
            <text:p>1.642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/>
          <table:table-cell office:value-type="float" office:value="0.6289">
            <text:p>0.6289</text:p>
          </table:table-cell>
          <table:table-cell office:value-type="float" office:value="31.6">
            <text:p>31.6</text:p>
          </table:table-cell>
          <table:table-cell/>
          <table:table-cell office:value-type="float" office:value="0.9385">
            <text:p>0.9385</text:p>
          </table:table-cell>
          <table:table-cell office:value-type="float" office:value="22.6429">
            <text:p>22.6429</text:p>
          </table:table-cell>
          <table:table-cell/>
          <table:table-cell office:value-type="float" office:value="1.4864">
            <text:p>1.4864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/>
          <table:table-cell office:value-type="float" office:value="0.6146">
            <text:p>0.6146</text:p>
          </table:table-cell>
          <table:table-cell office:value-type="float" office:value="33.95">
            <text:p>33.95</text:p>
          </table:table-cell>
          <table:table-cell/>
          <table:table-cell office:value-type="float" office:value="0.9656">
            <text:p>0.9656</text:p>
          </table:table-cell>
          <table:table-cell office:value-type="float" office:value="23.5714">
            <text:p>23.5714</text:p>
          </table:table-cell>
          <table:table-cell/>
          <table:table-cell office:value-type="float" office:value="1.5975">
            <text:p>1.5975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0.6178">
            <text:p>0.6178</text:p>
          </table:table-cell>
          <table:table-cell office:value-type="float" office:value="35.2">
            <text:p>35.2</text:p>
          </table:table-cell>
          <table:table-cell/>
          <table:table-cell office:value-type="float" office:value="1.0658">
            <text:p>1.0658</text:p>
          </table:table-cell>
          <table:table-cell office:value-type="float" office:value="24.4286">
            <text:p>24.4286</text:p>
          </table:table-cell>
          <table:table-cell/>
          <table:table-cell office:value-type="float" office:value="1.8167">
            <text:p>1.8167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/>
          <table:table-cell office:value-type="float" office:value="0.6116">
            <text:p>0.6116</text:p>
          </table:table-cell>
          <table:table-cell office:value-type="float" office:value="35.8">
            <text:p>35.8</text:p>
          </table:table-cell>
          <table:table-cell/>
          <table:table-cell office:value-type="float" office:value="1.0746">
            <text:p>1.0746</text:p>
          </table:table-cell>
          <table:table-cell office:value-type="float" office:value="24.9286">
            <text:p>24.9286</text:p>
          </table:table-cell>
          <table:table-cell/>
          <table:table-cell office:value-type="float" office:value="1.805">
            <text:p>1.805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/>
          <table:table-cell office:value-type="float" office:value="0.5922">
            <text:p>0.5922</text:p>
          </table:table-cell>
          <table:table-cell office:value-type="float" office:value="37.45">
            <text:p>37.45</text:p>
          </table:table-cell>
          <table:table-cell/>
          <table:table-cell office:value-type="float" office:value="1.0375">
            <text:p>1.0375</text:p>
          </table:table-cell>
          <table:table-cell office:value-type="float" office:value="24.8571">
            <text:p>24.8571</text:p>
          </table:table-cell>
          <table:table-cell/>
          <table:table-cell office:value-type="float" office:value="1.7985">
            <text:p>1.7985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/>
          <table:table-cell office:value-type="float" office:value="0.5855">
            <text:p>0.5855</text:p>
          </table:table-cell>
          <table:table-cell office:value-type="float" office:value="37.6">
            <text:p>37.6</text:p>
          </table:table-cell>
          <table:table-cell/>
          <table:table-cell office:value-type="float" office:value="1.0256">
            <text:p>1.0256</text:p>
          </table:table-cell>
          <table:table-cell office:value-type="float" office:value="25.8571">
            <text:p>25.8571</text:p>
          </table:table-cell>
          <table:table-cell/>
          <table:table-cell office:value-type="float" office:value="1.7946">
            <text:p>1.7946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/>
          <table:table-cell office:value-type="float" office:value="0.5947">
            <text:p>0.5947</text:p>
          </table:table-cell>
          <table:table-cell office:value-type="float" office:value="37.75">
            <text:p>37.75</text:p>
          </table:table-cell>
          <table:table-cell/>
          <table:table-cell office:value-type="float" office:value="1.0234">
            <text:p>1.0234</text:p>
          </table:table-cell>
          <table:table-cell office:value-type="float" office:value="25.4286">
            <text:p>25.4286</text:p>
          </table:table-cell>
          <table:table-cell/>
          <table:table-cell office:value-type="float" office:value="1.7906">
            <text:p>1.7906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0.5953">
            <text:p>0.5953</text:p>
          </table:table-cell>
          <table:table-cell office:value-type="float" office:value="38.2">
            <text:p>38.2</text:p>
          </table:table-cell>
          <table:table-cell/>
          <table:table-cell office:value-type="float" office:value="1.0244">
            <text:p>1.0244</text:p>
          </table:table-cell>
          <table:table-cell office:value-type="float" office:value="25.3571">
            <text:p>25.3571</text:p>
          </table:table-cell>
          <table:table-cell/>
          <table:table-cell office:value-type="float" office:value="1.7981">
            <text:p>1.7981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0.5936">
            <text:p>0.5936</text:p>
          </table:table-cell>
          <table:table-cell office:value-type="float" office:value="38.6">
            <text:p>38.6</text:p>
          </table:table-cell>
          <table:table-cell/>
          <table:table-cell office:value-type="float" office:value="1.0325">
            <text:p>1.0325</text:p>
          </table:table-cell>
          <table:table-cell office:value-type="float" office:value="26">
            <text:p>26</text:p>
          </table:table-cell>
          <table:table-cell/>
          <table:table-cell office:value-type="float" office:value="1.7824">
            <text:p>1.7824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0.6005">
            <text:p>0.6005</text:p>
          </table:table-cell>
          <table:table-cell office:value-type="float" office:value="38.65">
            <text:p>38.65</text:p>
          </table:table-cell>
          <table:table-cell/>
          <table:table-cell office:value-type="float" office:value="1.0261">
            <text:p>1.0261</text:p>
          </table:table-cell>
          <table:table-cell office:value-type="float" office:value="27.0714">
            <text:p>27.0714</text:p>
          </table:table-cell>
          <table:table-cell/>
          <table:table-cell office:value-type="float" office:value="1.7788">
            <text:p>1.7788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0.5949">
            <text:p>0.5949</text:p>
          </table:table-cell>
          <table:table-cell office:value-type="float" office:value="39.25">
            <text:p>39.25</text:p>
          </table:table-cell>
          <table:table-cell/>
          <table:table-cell office:value-type="float" office:value="1.0214">
            <text:p>1.0214</text:p>
          </table:table-cell>
          <table:table-cell office:value-type="float" office:value="27.4286">
            <text:p>27.4286</text:p>
          </table:table-cell>
          <table:table-cell/>
          <table:table-cell office:value-type="float" office:value="1.7772">
            <text:p>1.7772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/>
          <table:table-cell office:value-type="float" office:value="0.5886">
            <text:p>0.5886</text:p>
          </table:table-cell>
          <table:table-cell office:value-type="float" office:value="39.05">
            <text:p>39.05</text:p>
          </table:table-cell>
          <table:table-cell/>
          <table:table-cell office:value-type="float" office:value="1.0252">
            <text:p>1.0252</text:p>
          </table:table-cell>
          <table:table-cell office:value-type="float" office:value="27.8571">
            <text:p>27.8571</text:p>
          </table:table-cell>
          <table:table-cell/>
          <table:table-cell office:value-type="float" office:value="1.7785">
            <text:p>1.778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/>
          <table:table-cell office:value-type="float" office:value="0.5889">
            <text:p>0.5889</text:p>
          </table:table-cell>
          <table:table-cell office:value-type="float" office:value="39.35">
            <text:p>39.35</text:p>
          </table:table-cell>
          <table:table-cell/>
          <table:table-cell office:value-type="float" office:value="1.0242">
            <text:p>1.0242</text:p>
          </table:table-cell>
          <table:table-cell office:value-type="float" office:value="28">
            <text:p>28</text:p>
          </table:table-cell>
          <table:table-cell/>
          <table:table-cell office:value-type="float" office:value="1.7793">
            <text:p>1.7793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0.5932">
            <text:p>0.5932</text:p>
          </table:table-cell>
          <table:table-cell office:value-type="float" office:value="39.2">
            <text:p>39.2</text:p>
          </table:table-cell>
          <table:table-cell/>
          <table:table-cell office:value-type="float" office:value="1.0246">
            <text:p>1.0246</text:p>
          </table:table-cell>
          <table:table-cell office:value-type="float" office:value="28.2857">
            <text:p>28.2857</text:p>
          </table:table-cell>
          <table:table-cell/>
          <table:table-cell office:value-type="float" office:value="1.7763">
            <text:p>1.7763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/>
          <table:table-cell office:value-type="float" office:value="0.571">
            <text:p>0.571</text:p>
          </table:table-cell>
          <table:table-cell office:value-type="float" office:value="40.45">
            <text:p>40.45</text:p>
          </table:table-cell>
          <table:table-cell/>
          <table:table-cell office:value-type="float" office:value="1.0169">
            <text:p>1.0169</text:p>
          </table:table-cell>
          <table:table-cell office:value-type="float" office:value="29.2143">
            <text:p>29.2143</text:p>
          </table:table-cell>
          <table:table-cell/>
          <table:table-cell office:value-type="float" office:value="1.7753">
            <text:p>1.77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0.557">
            <text:p>0.557</text:p>
          </table:table-cell>
          <table:table-cell office:value-type="float" office:value="41.5">
            <text:p>41.5</text:p>
          </table:table-cell>
          <table:table-cell/>
          <table:table-cell office:value-type="float" office:value="1.0137">
            <text:p>1.0137</text:p>
          </table:table-cell>
          <table:table-cell office:value-type="float" office:value="29.3571">
            <text:p>29.3571</text:p>
          </table:table-cell>
          <table:table-cell/>
          <table:table-cell office:value-type="float" office:value="1.7749">
            <text:p>1.7749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0.5533">
            <text:p>0.5533</text:p>
          </table:table-cell>
          <table:table-cell office:value-type="float" office:value="41.7">
            <text:p>41.7</text:p>
          </table:table-cell>
          <table:table-cell/>
          <table:table-cell office:value-type="float" office:value="1.0125">
            <text:p>1.0125</text:p>
          </table:table-cell>
          <table:table-cell office:value-type="float" office:value="29.5">
            <text:p>29.5</text:p>
          </table:table-cell>
          <table:table-cell/>
          <table:table-cell office:value-type="float" office:value="1.7713">
            <text:p>1.7713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/>
          <table:table-cell office:value-type="float" office:value="0.5536">
            <text:p>0.5536</text:p>
          </table:table-cell>
          <table:table-cell office:value-type="float" office:value="42.15">
            <text:p>42.15</text:p>
          </table:table-cell>
          <table:table-cell/>
          <table:table-cell office:value-type="float" office:value="1.0221">
            <text:p>1.0221</text:p>
          </table:table-cell>
          <table:table-cell office:value-type="float" office:value="29.3571">
            <text:p>29.3571</text:p>
          </table:table-cell>
          <table:table-cell/>
          <table:table-cell office:value-type="float" office:value="1.7735">
            <text:p>1.7735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/>
          <table:table-cell office:value-type="float" office:value="0.5617">
            <text:p>0.5617</text:p>
          </table:table-cell>
          <table:table-cell office:value-type="float" office:value="42.35">
            <text:p>42.35</text:p>
          </table:table-cell>
          <table:table-cell/>
          <table:table-cell office:value-type="float" office:value="1.0273">
            <text:p>1.0273</text:p>
          </table:table-cell>
          <table:table-cell office:value-type="float" office:value="30.1429">
            <text:p>30.1429</text:p>
          </table:table-cell>
          <table:table-cell/>
          <table:table-cell office:value-type="float" office:value="1.7736">
            <text:p>1.7736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/>
          <table:table-cell office:value-type="float" office:value="0.5597">
            <text:p>0.5597</text:p>
          </table:table-cell>
          <table:table-cell office:value-type="float" office:value="43">
            <text:p>43</text:p>
          </table:table-cell>
          <table:table-cell/>
          <table:table-cell office:value-type="float" office:value="1.03">
            <text:p>1.03</text:p>
          </table:table-cell>
          <table:table-cell office:value-type="float" office:value="30.7143">
            <text:p>30.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65">
            <text:p>0.5565</text:p>
          </table:table-cell>
          <table:table-cell office:value-type="float" office:value="42.7">
            <text:p>42.7</text:p>
          </table:table-cell>
          <table:table-cell/>
          <table:table-cell office:value-type="float" office:value="1.0295">
            <text:p>1.0295</text:p>
          </table:table-cell>
          <table:table-cell office:value-type="float" office:value="30.8571">
            <text:p>30.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65">
            <text:p>0.5565</text:p>
          </table:table-cell>
          <table:table-cell office:value-type="float" office:value="43">
            <text:p>43</text:p>
          </table:table-cell>
          <table:table-cell/>
          <table:table-cell office:value-type="float" office:value="1.0284">
            <text:p>1.028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57">
            <text:p>0.5557</text:p>
          </table:table-cell>
          <table:table-cell office:value-type="float" office:value="43.05">
            <text:p>43.05</text:p>
          </table:table-cell>
          <table:table-cell/>
          <table:table-cell office:value-type="float" office:value="0.9602">
            <text:p>0.9602</text:p>
          </table:table-cell>
          <table:table-cell office:value-type="float" office:value="31.75">
            <text:p>31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57">
            <text:p>0.5557</text:p>
          </table:table-cell>
          <table:table-cell office:value-type="float" office:value="43.2">
            <text:p>43.2</text:p>
          </table:table-cell>
          <table:table-cell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GD d300" table:style-name="ta1">
        <table:shapes>
          <draw:frame draw:z-index="0" draw:style-name="gr1" draw:text-style-name="P1" svg:width="7.298in" svg:height="4.7059in" svg:x="0.887in" svg:y="5.3783in">
            <draw:object draw:notify-on-update-of-ranges="'IGD d300'.B2:'IGD d300'.B2 'IGD d300'.B5:'IGD d300'.B29 'IGD d300'.E2:'IGD d300'.E2 'IGD d300'.E5:'IGD d300'.E29 'IGD d300'.H2:'IGD d300'.H2 'IGD d300'.H5:'IGD d300'.H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2.3705">
            <text:p>2.3705</text:p>
          </table:table-cell>
          <table:table-cell office:value-type="float" office:value="5">
            <text:p>5</text:p>
          </table:table-cell>
          <table:table-cell/>
          <table:table-cell office:value-type="float" office:value="2.6726">
            <text:p>2.6726</text:p>
          </table:table-cell>
          <table:table-cell office:value-type="float" office:value="4">
            <text:p>4</text:p>
          </table:table-cell>
          <table:table-cell/>
          <table:table-cell office:value-type="float" office:value="3.3851">
            <text:p>3.385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.5539">
            <text:p>1.5539</text:p>
          </table:table-cell>
          <table:table-cell office:value-type="float" office:value="33.6">
            <text:p>33.6</text:p>
          </table:table-cell>
          <table:table-cell/>
          <table:table-cell office:value-type="float" office:value="0.9588">
            <text:p>0.9588</text:p>
          </table:table-cell>
          <table:table-cell office:value-type="float" office:value="24.6">
            <text:p>24.6</text:p>
          </table:table-cell>
          <table:table-cell/>
          <table:table-cell office:value-type="float" office:value="2.4903">
            <text:p>2.4903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1.5858">
            <text:p>1.5858</text:p>
          </table:table-cell>
          <table:table-cell office:value-type="float" office:value="36">
            <text:p>36</text:p>
          </table:table-cell>
          <table:table-cell/>
          <table:table-cell office:value-type="float" office:value="1.037">
            <text:p>1.037</text:p>
          </table:table-cell>
          <table:table-cell office:value-type="float" office:value="27.8">
            <text:p>27.8</text:p>
          </table:table-cell>
          <table:table-cell/>
          <table:table-cell office:value-type="float" office:value="2.1924">
            <text:p>2.1924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/>
          <table:table-cell office:value-type="float" office:value="1.5886">
            <text:p>1.5886</text:p>
          </table:table-cell>
          <table:table-cell office:value-type="float" office:value="38.6">
            <text:p>38.6</text:p>
          </table:table-cell>
          <table:table-cell/>
          <table:table-cell office:value-type="float" office:value="0.9934">
            <text:p>0.9934</text:p>
          </table:table-cell>
          <table:table-cell office:value-type="float" office:value="28.8">
            <text:p>28.8</text:p>
          </table:table-cell>
          <table:table-cell/>
          <table:table-cell office:value-type="float" office:value="2.4965">
            <text:p>2.4965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/>
          <table:table-cell office:value-type="float" office:value="1.5777">
            <text:p>1.5777</text:p>
          </table:table-cell>
          <table:table-cell office:value-type="float" office:value="40">
            <text:p>40</text:p>
          </table:table-cell>
          <table:table-cell/>
          <table:table-cell office:value-type="float" office:value="0.9866">
            <text:p>0.9866</text:p>
          </table:table-cell>
          <table:table-cell office:value-type="float" office:value="30">
            <text:p>30</text:p>
          </table:table-cell>
          <table:table-cell/>
          <table:table-cell office:value-type="float" office:value="2.4464">
            <text:p>2.4464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/>
          <table:table-cell office:value-type="float" office:value="1.5713">
            <text:p>1.5713</text:p>
          </table:table-cell>
          <table:table-cell office:value-type="float" office:value="38.8">
            <text:p>38.8</text:p>
          </table:table-cell>
          <table:table-cell/>
          <table:table-cell office:value-type="float" office:value="0.9811">
            <text:p>0.9811</text:p>
          </table:table-cell>
          <table:table-cell office:value-type="float" office:value="30.6">
            <text:p>30.6</text:p>
          </table:table-cell>
          <table:table-cell/>
          <table:table-cell office:value-type="float" office:value="2.42">
            <text:p>2.42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/>
          <table:table-cell office:value-type="float" office:value="1.5571">
            <text:p>1.5571</text:p>
          </table:table-cell>
          <table:table-cell office:value-type="float" office:value="43">
            <text:p>43</text:p>
          </table:table-cell>
          <table:table-cell/>
          <table:table-cell office:value-type="float" office:value="0.9745">
            <text:p>0.9745</text:p>
          </table:table-cell>
          <table:table-cell office:value-type="float" office:value="32.2">
            <text:p>32.2</text:p>
          </table:table-cell>
          <table:table-cell/>
          <table:table-cell office:value-type="float" office:value="2.0735">
            <text:p>2.0735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1.4489">
            <text:p>1.4489</text:p>
          </table:table-cell>
          <table:table-cell office:value-type="float" office:value="43.4">
            <text:p>43.4</text:p>
          </table:table-cell>
          <table:table-cell/>
          <table:table-cell office:value-type="float" office:value="1.005">
            <text:p>1.005</text:p>
          </table:table-cell>
          <table:table-cell office:value-type="float" office:value="33.4">
            <text:p>33.4</text:p>
          </table:table-cell>
          <table:table-cell/>
          <table:table-cell office:value-type="float" office:value="2.0894">
            <text:p>2.0894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/>
          <table:table-cell office:value-type="float" office:value="1.4809">
            <text:p>1.4809</text:p>
          </table:table-cell>
          <table:table-cell office:value-type="float" office:value="44.2">
            <text:p>44.2</text:p>
          </table:table-cell>
          <table:table-cell/>
          <table:table-cell office:value-type="float" office:value="0.9305">
            <text:p>0.9305</text:p>
          </table:table-cell>
          <table:table-cell office:value-type="float" office:value="33">
            <text:p>33</text:p>
          </table:table-cell>
          <table:table-cell/>
          <table:table-cell office:value-type="float" office:value="2.2022">
            <text:p>2.2022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/>
          <table:table-cell office:value-type="float" office:value="1.4798">
            <text:p>1.4798</text:p>
          </table:table-cell>
          <table:table-cell office:value-type="float" office:value="44.8">
            <text:p>44.8</text:p>
          </table:table-cell>
          <table:table-cell/>
          <table:table-cell office:value-type="float" office:value="0.9134">
            <text:p>0.9134</text:p>
          </table:table-cell>
          <table:table-cell office:value-type="float" office:value="33.6">
            <text:p>33.6</text:p>
          </table:table-cell>
          <table:table-cell/>
          <table:table-cell office:value-type="float" office:value="2.1899">
            <text:p>2.1899</text:p>
          </table:table-cell>
          <table:table-cell office:value-type="float" office:value="25.6">
            <text:p>25.6</text:p>
          </table:table-cell>
        </table:table-row>
        <table:table-row table:style-name="ro1">
          <table:table-cell/>
          <table:table-cell office:value-type="float" office:value="1.4807">
            <text:p>1.4807</text:p>
          </table:table-cell>
          <table:table-cell office:value-type="float" office:value="45.6">
            <text:p>45.6</text:p>
          </table:table-cell>
          <table:table-cell/>
          <table:table-cell office:value-type="float" office:value="0.8573">
            <text:p>0.8573</text:p>
          </table:table-cell>
          <table:table-cell office:value-type="float" office:value="35.6">
            <text:p>35.6</text:p>
          </table:table-cell>
          <table:table-cell/>
          <table:table-cell office:value-type="float" office:value="2.0308">
            <text:p>2.0308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/>
          <table:table-cell office:value-type="float" office:value="1.4809">
            <text:p>1.4809</text:p>
          </table:table-cell>
          <table:table-cell office:value-type="float" office:value="48.2">
            <text:p>48.2</text:p>
          </table:table-cell>
          <table:table-cell/>
          <table:table-cell office:value-type="float" office:value="1.028">
            <text:p>1.028</text:p>
          </table:table-cell>
          <table:table-cell office:value-type="float" office:value="36.2">
            <text:p>36.2</text:p>
          </table:table-cell>
          <table:table-cell/>
          <table:table-cell office:value-type="float" office:value="2.0347">
            <text:p>2.0347</text:p>
          </table:table-cell>
          <table:table-cell office:value-type="float" office:value="27.4">
            <text:p>27.4</text:p>
          </table:table-cell>
        </table:table-row>
        <table:table-row table:style-name="ro1">
          <table:table-cell/>
          <table:table-cell office:value-type="float" office:value="1.5084">
            <text:p>1.5084</text:p>
          </table:table-cell>
          <table:table-cell office:value-type="float" office:value="49.2">
            <text:p>49.2</text:p>
          </table:table-cell>
          <table:table-cell/>
          <table:table-cell office:value-type="float" office:value="1.0407">
            <text:p>1.0407</text:p>
          </table:table-cell>
          <table:table-cell office:value-type="float" office:value="37.2">
            <text:p>37.2</text:p>
          </table:table-cell>
          <table:table-cell/>
          <table:table-cell office:value-type="float" office:value="2.1473">
            <text:p>2.1473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1.507">
            <text:p>1.507</text:p>
          </table:table-cell>
          <table:table-cell office:value-type="float" office:value="49.6">
            <text:p>49.6</text:p>
          </table:table-cell>
          <table:table-cell/>
          <table:table-cell office:value-type="float" office:value="1.0467">
            <text:p>1.0467</text:p>
          </table:table-cell>
          <table:table-cell office:value-type="float" office:value="36.4">
            <text:p>36.4</text:p>
          </table:table-cell>
          <table:table-cell/>
          <table:table-cell office:value-type="float" office:value="2.1654">
            <text:p>2.165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1.5064">
            <text:p>1.5064</text:p>
          </table:table-cell>
          <table:table-cell office:value-type="float" office:value="50.8">
            <text:p>50.8</text:p>
          </table:table-cell>
          <table:table-cell/>
          <table:table-cell office:value-type="float" office:value="1.0406">
            <text:p>1.0406</text:p>
          </table:table-cell>
          <table:table-cell office:value-type="float" office:value="37.2">
            <text:p>37.2</text:p>
          </table:table-cell>
          <table:table-cell/>
          <table:table-cell office:value-type="float" office:value="2.1277">
            <text:p>2.1277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/>
          <table:table-cell office:value-type="float" office:value="1.5063">
            <text:p>1.5063</text:p>
          </table:table-cell>
          <table:table-cell office:value-type="float" office:value="51.6">
            <text:p>51.6</text:p>
          </table:table-cell>
          <table:table-cell/>
          <table:table-cell office:value-type="float" office:value="1.045">
            <text:p>1.045</text:p>
          </table:table-cell>
          <table:table-cell office:value-type="float" office:value="37.4">
            <text:p>37.4</text:p>
          </table:table-cell>
          <table:table-cell/>
          <table:table-cell office:value-type="float" office:value="2.1332">
            <text:p>2.1332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/>
          <table:table-cell office:value-type="float" office:value="1.4161">
            <text:p>1.4161</text:p>
          </table:table-cell>
          <table:table-cell office:value-type="float" office:value="54.6">
            <text:p>54.6</text:p>
          </table:table-cell>
          <table:table-cell/>
          <table:table-cell office:value-type="float" office:value="1.1056">
            <text:p>1.1056</text:p>
          </table:table-cell>
          <table:table-cell office:value-type="float" office:value="37.6">
            <text:p>37.6</text:p>
          </table:table-cell>
          <table:table-cell/>
          <table:table-cell office:value-type="float" office:value="2.1235">
            <text:p>2.1235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/>
          <table:table-cell office:value-type="float" office:value="1.4162">
            <text:p>1.4162</text:p>
          </table:table-cell>
          <table:table-cell office:value-type="float" office:value="54.2">
            <text:p>54.2</text:p>
          </table:table-cell>
          <table:table-cell/>
          <table:table-cell office:value-type="float" office:value="1.1041">
            <text:p>1.1041</text:p>
          </table:table-cell>
          <table:table-cell office:value-type="float" office:value="37.6">
            <text:p>37.6</text:p>
          </table:table-cell>
          <table:table-cell/>
          <table:table-cell office:value-type="float" office:value="2.1358">
            <text:p>2.1358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/>
          <table:table-cell office:value-type="float" office:value="1.4167">
            <text:p>1.4167</text:p>
          </table:table-cell>
          <table:table-cell office:value-type="float" office:value="54">
            <text:p>54</text:p>
          </table:table-cell>
          <table:table-cell/>
          <table:table-cell office:value-type="float" office:value="1.1202">
            <text:p>1.1202</text:p>
          </table:table-cell>
          <table:table-cell office:value-type="float" office:value="37.8">
            <text:p>37.8</text:p>
          </table:table-cell>
          <table:table-cell/>
          <table:table-cell office:value-type="float" office:value="2.0431">
            <text:p>2.0431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.4157">
            <text:p>1.4157</text:p>
          </table:table-cell>
          <table:table-cell office:value-type="float" office:value="54.8">
            <text:p>54.8</text:p>
          </table:table-cell>
          <table:table-cell/>
          <table:table-cell office:value-type="float" office:value="1.1086">
            <text:p>1.1086</text:p>
          </table:table-cell>
          <table:table-cell office:value-type="float" office:value="38">
            <text:p>38</text:p>
          </table:table-cell>
          <table:table-cell/>
          <table:table-cell office:value-type="float" office:value="2.0411">
            <text:p>2.0411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/>
          <table:table-cell office:value-type="float" office:value="1.4133">
            <text:p>1.4133</text:p>
          </table:table-cell>
          <table:table-cell office:value-type="float" office:value="55.8">
            <text:p>55.8</text:p>
          </table:table-cell>
          <table:table-cell/>
          <table:table-cell office:value-type="float" office:value="1.1096">
            <text:p>1.1096</text:p>
          </table:table-cell>
          <table:table-cell office:value-type="float" office:value="39.8">
            <text:p>39.8</text:p>
          </table:table-cell>
          <table:table-cell/>
          <table:table-cell office:value-type="float" office:value="2.043">
            <text:p>2.043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/>
          <table:table-cell office:value-type="float" office:value="1.4141">
            <text:p>1.4141</text:p>
          </table:table-cell>
          <table:table-cell office:value-type="float" office:value="57">
            <text:p>57</text:p>
          </table:table-cell>
          <table:table-cell/>
          <table:table-cell office:value-type="float" office:value="1.1019">
            <text:p>1.1019</text:p>
          </table:table-cell>
          <table:table-cell office:value-type="float" office:value="40.2">
            <text:p>40.2</text:p>
          </table:table-cell>
          <table:table-cell/>
          <table:table-cell office:value-type="float" office:value="2.043">
            <text:p>2.043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/>
          <table:table-cell office:value-type="float" office:value="1.4135">
            <text:p>1.4135</text:p>
          </table:table-cell>
          <table:table-cell office:value-type="float" office:value="57.8">
            <text:p>57.8</text:p>
          </table:table-cell>
          <table:table-cell/>
          <table:table-cell office:value-type="float" office:value="1.1072">
            <text:p>1.1072</text:p>
          </table:table-cell>
          <table:table-cell office:value-type="float" office:value="39.2">
            <text:p>39.2</text:p>
          </table:table-cell>
          <table:table-cell/>
          <table:table-cell office:value-type="float" office:value="2.0443">
            <text:p>2.0443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/>
          <table:table-cell office:value-type="float" office:value="1.411">
            <text:p>1.411</text:p>
          </table:table-cell>
          <table:table-cell office:value-type="float" office:value="56.8">
            <text:p>56.8</text:p>
          </table:table-cell>
          <table:table-cell/>
          <table:table-cell office:value-type="float" office:value="1.1118">
            <text:p>1.1118</text:p>
          </table:table-cell>
          <table:table-cell office:value-type="float" office:value="39.2">
            <text:p>39.2</text:p>
          </table:table-cell>
          <table:table-cell/>
          <table:table-cell office:value-type="float" office:value="1.4032">
            <text:p>1.40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1.4109">
            <text:p>1.4109</text:p>
          </table:table-cell>
          <table:table-cell office:value-type="float" office:value="56.4">
            <text:p>56.4</text:p>
          </table:table-cell>
          <table:table-cell/>
          <table:table-cell office:value-type="float" office:value="1.1118">
            <text:p>1.1118</text:p>
          </table:table-cell>
          <table:table-cell office:value-type="float" office:value="38.8">
            <text:p>38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038">
            <text:p>1.4038</text:p>
          </table:table-cell>
          <table:table-cell office:value-type="float" office:value="58.5">
            <text:p>58.5</text:p>
          </table:table-cell>
          <table:table-cell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3:11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12:24:53</meta:creation-date>
    <dc:date>2013-07-15T13:18:52</dc:date>
    <meta:editing-duration>PT4M9S</meta:editing-duration>
    <meta:editing-cycles>4</meta:editing-cycles>
    <meta:generator>LibreOffice/4.0.4.2$Linux_X86_64 LibreOffice_project/400m0$Build-2</meta:generator>
    <meta:document-statistic meta:table-count="6" meta:cell-count="94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Epsilon d100'.B2:'Epsilon d100'.B2 'Epsilon d100'.B5:'Epsilon d100'.B30 'Epsilon d100'.E2:'Epsilon d100'.E2 'Epsilon d100'.E5:'Epsilon d100'.E30 'Epsilon d100'.H2:'Epsilon d100'.H2 'Epsilon d100'.H5:'Epsilon d100'.H30" chart:data-source-has-labels="row" svg:x="0.82cm" svg:y="1.091cm" svg:width="12.724cm" svg:height="10.204cm">
          <chartooo:coordinate-region svg:x="1.441cm" svg:y="1.29cm" svg:width="11.916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psilon d100'.B5:'Epsilon d100'.B30" chart:label-cell-address="'Epsilon d100'.B2:'Epsilon d100'.B2" chart:class="chart:line">
            <chart:data-point chart:repeated="26"/>
          </chart:series>
          <chart:series chart:style-name="ch7" chart:values-cell-range-address="'Epsilon d100'.E5:'Epsilon d100'.E30" chart:label-cell-address="'Epsilon d100'.E2:'Epsilon d100'.E2" chart:class="chart:line">
            <chart:data-point chart:repeated="26"/>
          </chart:series>
          <chart:series chart:style-name="ch8" chart:values-cell-range-address="'Epsilon d100'.H5:'Epsilon d100'.H30" chart:label-cell-address="'Epsilon d100'.H2:'Epsilon d100'.H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Epsilon d100'.B2:'Epsilon d100'.B2</svg:desc>
                </draw:g>
              </table:table-cell>
              <table:table-cell office:value-type="string">
                <text:p>Min. coverage 60%</text:p>
                <draw:g>
                  <svg:desc>'Epsilon d100'.E2:'Epsilon d100'.E2</svg:desc>
                </draw:g>
              </table:table-cell>
              <table:table-cell office:value-type="string">
                <text:p>Min. coverage 80%</text:p>
                <draw:g>
                  <svg:desc>'Epsilon d100'.H2:'Epsilon d1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767">
                <text:p>62.3767</text:p>
                <draw:g>
                  <svg:desc>'Epsilon d100'.B5:'Epsilon d100'.B30</svg:desc>
                </draw:g>
              </table:table-cell>
              <table:table-cell office:value-type="float" office:value="73.4622">
                <text:p>73.4622</text:p>
                <draw:g>
                  <svg:desc>'Epsilon d100'.E5:'Epsilon d100'.E30</svg:desc>
                </draw:g>
              </table:table-cell>
              <table:table-cell office:value-type="float" office:value="74.6356">
                <text:p>74.6356</text:p>
                <draw:g>
                  <svg:desc>'Epsilon d100'.H5:'Epsilon d100'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0968">
                <text:p>48.0968</text:p>
              </table:table-cell>
              <table:table-cell office:value-type="float" office:value="73.4622">
                <text:p>73.4622</text:p>
              </table:table-cell>
              <table:table-cell office:value-type="float" office:value="59.8158">
                <text:p>59.8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0442">
                <text:p>35.0442</text:p>
              </table:table-cell>
              <table:table-cell office:value-type="float" office:value="50.9134">
                <text:p>50.9134</text:p>
              </table:table-cell>
              <table:table-cell office:value-type="float" office:value="52.217">
                <text:p>52.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2648">
                <text:p>29.2648</text:p>
              </table:table-cell>
              <table:table-cell office:value-type="float" office:value="18.5053">
                <text:p>18.5053</text:p>
              </table:table-cell>
              <table:table-cell office:value-type="float" office:value="16.7777">
                <text:p>16.7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8695">
                <text:p>26.8695</text:p>
              </table:table-cell>
              <table:table-cell office:value-type="float" office:value="17.7509">
                <text:p>17.7509</text:p>
              </table:table-cell>
              <table:table-cell office:value-type="float" office:value="6.5974">
                <text:p>6.5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261">
                <text:p>18.0261</text:p>
              </table:table-cell>
              <table:table-cell office:value-type="float" office:value="10.7661">
                <text:p>10.7661</text:p>
              </table:table-cell>
              <table:table-cell office:value-type="float" office:value="3.5871">
                <text:p>3.5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991">
                <text:p>17.991</text:p>
              </table:table-cell>
              <table:table-cell office:value-type="float" office:value="8.8019">
                <text:p>8.8019</text:p>
              </table:table-cell>
              <table:table-cell office:value-type="float" office:value="3.5754">
                <text:p>3.5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847">
                <text:p>17.7847</text:p>
              </table:table-cell>
              <table:table-cell office:value-type="float" office:value="5.6425">
                <text:p>5.6425</text:p>
              </table:table-cell>
              <table:table-cell office:value-type="float" office:value="3.5154">
                <text:p>3.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3128">
                <text:p>17.3128</text:p>
              </table:table-cell>
              <table:table-cell office:value-type="float" office:value="5.7701">
                <text:p>5.7701</text:p>
              </table:table-cell>
              <table:table-cell office:value-type="float" office:value="3.6685">
                <text:p>3.6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3128">
                <text:p>17.3128</text:p>
              </table:table-cell>
              <table:table-cell office:value-type="float" office:value="5.5684">
                <text:p>5.5684</text:p>
              </table:table-cell>
              <table:table-cell office:value-type="float" office:value="3.881">
                <text:p>3.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1407">
                <text:p>17.1407</text:p>
              </table:table-cell>
              <table:table-cell office:value-type="float" office:value="5.0952">
                <text:p>5.0952</text:p>
              </table:table-cell>
              <table:table-cell office:value-type="float" office:value="3.9898">
                <text:p>3.9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1407">
                <text:p>17.1407</text:p>
              </table:table-cell>
              <table:table-cell office:value-type="float" office:value="5.0333">
                <text:p>5.0333</text:p>
              </table:table-cell>
              <table:table-cell office:value-type="float" office:value="4.086">
                <text:p>4.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1407">
                <text:p>17.1407</text:p>
              </table:table-cell>
              <table:table-cell office:value-type="float" office:value="4.1596">
                <text:p>4.1596</text:p>
              </table:table-cell>
              <table:table-cell office:value-type="float" office:value="4.093">
                <text:p>4.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7284">
                <text:p>14.7284</text:p>
              </table:table-cell>
              <table:table-cell office:value-type="float" office:value="4.1595">
                <text:p>4.1595</text:p>
              </table:table-cell>
              <table:table-cell office:value-type="float" office:value="4.1058">
                <text:p>4.1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7804">
                <text:p>14.7804</text:p>
              </table:table-cell>
              <table:table-cell office:value-type="float" office:value="4.1404">
                <text:p>4.1404</text:p>
              </table:table-cell>
              <table:table-cell office:value-type="float" office:value="4.0918">
                <text:p>4.0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9361">
                <text:p>13.9361</text:p>
              </table:table-cell>
              <table:table-cell office:value-type="float" office:value="4.1404">
                <text:p>4.1404</text:p>
              </table:table-cell>
              <table:table-cell office:value-type="float" office:value="4.364">
                <text:p>4.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7131">
                <text:p>13.7131</text:p>
              </table:table-cell>
              <table:table-cell office:value-type="float" office:value="4.1895">
                <text:p>4.1895</text:p>
              </table:table-cell>
              <table:table-cell office:value-type="float" office:value="4.4376">
                <text:p>4.4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7227">
                <text:p>13.7227</text:p>
              </table:table-cell>
              <table:table-cell office:value-type="float" office:value="4.0068">
                <text:p>4.0068</text:p>
              </table:table-cell>
              <table:table-cell office:value-type="float" office:value="4.4399">
                <text:p>4.4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1948">
                <text:p>13.1948</text:p>
              </table:table-cell>
              <table:table-cell office:value-type="float" office:value="4.0586">
                <text:p>4.0586</text:p>
              </table:table-cell>
              <table:table-cell office:value-type="float" office:value="4.4461">
                <text:p>4.4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207">
                <text:p>13.207</text:p>
              </table:table-cell>
              <table:table-cell office:value-type="float" office:value="3.9825">
                <text:p>3.9825</text:p>
              </table:table-cell>
              <table:table-cell office:value-type="float" office:value="4.4461">
                <text:p>4.4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9428">
                <text:p>7.9428</text:p>
              </table:table-cell>
              <table:table-cell office:value-type="float" office:value="3.9825">
                <text:p>3.9825</text:p>
              </table:table-cell>
              <table:table-cell office:value-type="float" office:value="4.5125">
                <text:p>4.5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9427">
                <text:p>7.9427</text:p>
              </table:table-cell>
              <table:table-cell office:value-type="float" office:value="3.9825">
                <text:p>3.9825</text:p>
              </table:table-cell>
              <table:table-cell office:value-type="float" office:value="4.2819">
                <text:p>4.2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9427">
                <text:p>7.9427</text:p>
              </table:table-cell>
              <table:table-cell office:value-type="float" office:value="3.9825">
                <text:p>3.9825</text:p>
              </table:table-cell>
              <table:table-cell office:value-type="float" office:value="5.0887">
                <text:p>5.0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427">
                <text:p>7.9427</text:p>
              </table:table-cell>
              <table:table-cell office:value-type="float" office:value="4.168">
                <text:p>4.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427">
                <text:p>7.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327">
                <text:p>8.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Epsilon d200'.B2:'Epsilon d200'.B2 'Epsilon d200'.B5:'Epsilon d200'.B29 'Epsilon d200'.E2:'Epsilon d200'.E2 'Epsilon d200'.E5:'Epsilon d200'.E29 'Epsilon d200'.H2:'Epsilon d200'.H2 'Epsilon d200'.H5:'Epsilon d200'.H29" chart:data-source-has-labels="row" svg:x="0.82cm" svg:y="1.091cm" svg:width="12.724cm" svg:height="10.204cm">
          <chartooo:coordinate-region svg:x="1.441cm" svg:y="1.29cm" svg:width="11.916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psilon d200'.B5:'Epsilon d200'.B29" chart:label-cell-address="'Epsilon d200'.B2:'Epsilon d200'.B2" chart:class="chart:line">
            <chart:data-point chart:repeated="25"/>
          </chart:series>
          <chart:series chart:style-name="ch7" chart:values-cell-range-address="'Epsilon d200'.E5:'Epsilon d200'.E29" chart:label-cell-address="'Epsilon d200'.E2:'Epsilon d200'.E2" chart:class="chart:line">
            <chart:data-point chart:repeated="25"/>
          </chart:series>
          <chart:series chart:style-name="ch8" chart:values-cell-range-address="'Epsilon d200'.H5:'Epsilon d200'.H29" chart:label-cell-address="'Epsilon d200'.H2:'Epsilon d200'.H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Epsilon d200'.B2:'Epsilon d200'.B2</svg:desc>
                </draw:g>
              </table:table-cell>
              <table:table-cell office:value-type="string">
                <text:p>Min. coverage 60%</text:p>
                <draw:g>
                  <svg:desc>'Epsilon d200'.E2:'Epsilon d200'.E2</svg:desc>
                </draw:g>
              </table:table-cell>
              <table:table-cell office:value-type="string">
                <text:p>Min. coverage 80%</text:p>
                <draw:g>
                  <svg:desc>'Epsilon d200'.H2:'Epsilon d2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8751">
                <text:p>27.8751</text:p>
                <draw:g>
                  <svg:desc>'Epsilon d200'.B5:'Epsilon d200'.B29</svg:desc>
                </draw:g>
              </table:table-cell>
              <table:table-cell office:value-type="float" office:value="5.6629">
                <text:p>5.6629</text:p>
                <draw:g>
                  <svg:desc>'Epsilon d200'.E5:'Epsilon d200'.E29</svg:desc>
                </draw:g>
              </table:table-cell>
              <table:table-cell office:value-type="float" office:value="5.9884">
                <text:p>5.9884</text:p>
                <draw:g>
                  <svg:desc>'Epsilon d200'.H5:'Epsilon d200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342">
                <text:p>10.6342</text:p>
              </table:table-cell>
              <table:table-cell office:value-type="float" office:value="5.6213">
                <text:p>5.6213</text:p>
              </table:table-cell>
              <table:table-cell office:value-type="float" office:value="4.0952">
                <text:p>4.0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892">
                <text:p>10.4892</text:p>
              </table:table-cell>
              <table:table-cell office:value-type="float" office:value="5.3016">
                <text:p>5.3016</text:p>
              </table:table-cell>
              <table:table-cell office:value-type="float" office:value="4.0952">
                <text:p>4.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249">
                <text:p>10.5249</text:p>
              </table:table-cell>
              <table:table-cell office:value-type="float" office:value="5.1286">
                <text:p>5.1286</text:p>
              </table:table-cell>
              <table:table-cell office:value-type="float" office:value="4.1352">
                <text:p>4.1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249">
                <text:p>10.5249</text:p>
              </table:table-cell>
              <table:table-cell office:value-type="float" office:value="5.2249">
                <text:p>5.2249</text:p>
              </table:table-cell>
              <table:table-cell office:value-type="float" office:value="4.105">
                <text:p>4.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813">
                <text:p>6.9813</text:p>
              </table:table-cell>
              <table:table-cell office:value-type="float" office:value="5.4171">
                <text:p>5.4171</text:p>
              </table:table-cell>
              <table:table-cell office:value-type="float" office:value="4.0845">
                <text:p>4.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057">
                <text:p>7.0057</text:p>
              </table:table-cell>
              <table:table-cell office:value-type="float" office:value="5.4123">
                <text:p>5.4123</text:p>
              </table:table-cell>
              <table:table-cell office:value-type="float" office:value="4.0822">
                <text:p>4.0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981">
                <text:p>6.9981</text:p>
              </table:table-cell>
              <table:table-cell office:value-type="float" office:value="5.4123">
                <text:p>5.4123</text:p>
              </table:table-cell>
              <table:table-cell office:value-type="float" office:value="4.1636">
                <text:p>4.1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981">
                <text:p>6.9981</text:p>
              </table:table-cell>
              <table:table-cell office:value-type="float" office:value="5.4123">
                <text:p>5.4123</text:p>
              </table:table-cell>
              <table:table-cell office:value-type="float" office:value="4.1625">
                <text:p>4.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981">
                <text:p>6.9981</text:p>
              </table:table-cell>
              <table:table-cell office:value-type="float" office:value="4.868">
                <text:p>4.868</text:p>
              </table:table-cell>
              <table:table-cell office:value-type="float" office:value="4.3223">
                <text:p>4.3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856">
                <text:p>6.2856</text:p>
              </table:table-cell>
              <table:table-cell office:value-type="float" office:value="4.9645">
                <text:p>4.9645</text:p>
              </table:table-cell>
              <table:table-cell office:value-type="float" office:value="4.2409">
                <text:p>4.2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856">
                <text:p>6.2856</text:p>
              </table:table-cell>
              <table:table-cell office:value-type="float" office:value="4.9645">
                <text:p>4.9645</text:p>
              </table:table-cell>
              <table:table-cell office:value-type="float" office:value="4.2409">
                <text:p>4.2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719">
                <text:p>6.2719</text:p>
              </table:table-cell>
              <table:table-cell office:value-type="float" office:value="5.0017">
                <text:p>5.0017</text:p>
              </table:table-cell>
              <table:table-cell office:value-type="float" office:value="4.3237">
                <text:p>4.3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719">
                <text:p>6.2719</text:p>
              </table:table-cell>
              <table:table-cell office:value-type="float" office:value="5.0424">
                <text:p>5.0424</text:p>
              </table:table-cell>
              <table:table-cell office:value-type="float" office:value="4.309">
                <text:p>4.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719">
                <text:p>6.2719</text:p>
              </table:table-cell>
              <table:table-cell office:value-type="float" office:value="4.9641">
                <text:p>4.9641</text:p>
              </table:table-cell>
              <table:table-cell office:value-type="float" office:value="4.3694">
                <text:p>4.3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1311">
                <text:p>6.1311</text:p>
              </table:table-cell>
              <table:table-cell office:value-type="float" office:value="4.9641">
                <text:p>4.9641</text:p>
              </table:table-cell>
              <table:table-cell office:value-type="float" office:value="4.3694">
                <text:p>4.36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57">
                <text:p>6.1357</text:p>
              </table:table-cell>
              <table:table-cell office:value-type="float" office:value="4.9641">
                <text:p>4.9641</text:p>
              </table:table-cell>
              <table:table-cell office:value-type="float" office:value="4.3694">
                <text:p>4.3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435">
                <text:p>6.1435</text:p>
              </table:table-cell>
              <table:table-cell office:value-type="float" office:value="4.9641">
                <text:p>4.9641</text:p>
              </table:table-cell>
              <table:table-cell office:value-type="float" office:value="4.3694">
                <text:p>4.3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439">
                <text:p>6.1439</text:p>
              </table:table-cell>
              <table:table-cell office:value-type="float" office:value="4.9641">
                <text:p>4.9641</text:p>
              </table:table-cell>
              <table:table-cell office:value-type="float" office:value="4.3694">
                <text:p>4.3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0876">
                <text:p>6.0876</text:p>
              </table:table-cell>
              <table:table-cell office:value-type="float" office:value="4.9841">
                <text:p>4.9841</text:p>
              </table:table-cell>
              <table:table-cell office:value-type="float" office:value="4.3074">
                <text:p>4.3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711">
                <text:p>4.9711</text:p>
              </table:table-cell>
              <table:table-cell office:value-type="float" office:value="4.9841">
                <text:p>4.9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711">
                <text:p>4.9711</text:p>
              </table:table-cell>
              <table:table-cell office:value-type="float" office:value="4.9804">
                <text:p>4.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9711">
                <text:p>4.9711</text:p>
              </table:table-cell>
              <table:table-cell office:value-type="float" office:value="4.9804">
                <text:p>4.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711">
                <text:p>4.9711</text:p>
              </table:table-cell>
              <table:table-cell office:value-type="float" office:value="5.0749">
                <text:p>5.0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711">
                <text:p>4.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IGD d100'.B2:'IGD d100'.B2 'IGD d100'.B5:'IGD d100'.B29 'IGD d100'.E2:'IGD d100'.E2 'IGD d100'.E5:'IGD d100'.E29 'IGD d100'.H2:'IGD d100'.H2 'IGD d100'.H5:'IGD d100'.H29" chart:data-source-has-labels="row" svg:x="0.82cm" svg:y="1.091cm" svg:width="12.724cm" svg:height="10.204cm">
          <chartooo:coordinate-region svg:x="1.441cm" svg:y="1.29cm" svg:width="11.916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GD d100'.B5:'IGD d100'.B29" chart:label-cell-address="'IGD d100'.B2:'IGD d100'.B2" chart:class="chart:line">
            <chart:data-point chart:repeated="25"/>
          </chart:series>
          <chart:series chart:style-name="ch7" chart:values-cell-range-address="'IGD d100'.E5:'IGD d100'.E29" chart:label-cell-address="'IGD d100'.E2:'IGD d100'.E2" chart:class="chart:line">
            <chart:data-point chart:repeated="25"/>
          </chart:series>
          <chart:series chart:style-name="ch8" chart:values-cell-range-address="'IGD d100'.H5:'IGD d100'.H29" chart:label-cell-address="'IGD d100'.H2:'IGD d100'.H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IGD d100'.B2:'IGD d100'.B2</svg:desc>
                </draw:g>
              </table:table-cell>
              <table:table-cell office:value-type="string">
                <text:p>Min. coverage 60%</text:p>
                <draw:g>
                  <svg:desc>'IGD d100'.E2:'IGD d100'.E2</svg:desc>
                </draw:g>
              </table:table-cell>
              <table:table-cell office:value-type="string">
                <text:p>Min. coverage 80%</text:p>
                <draw:g>
                  <svg:desc>'IGD d100'.H2:'IGD d1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89">
                <text:p>0.9089</text:p>
                <draw:g>
                  <svg:desc>'IGD d100'.B5:'IGD d100'.B29</svg:desc>
                </draw:g>
              </table:table-cell>
              <table:table-cell office:value-type="float" office:value="1.0692">
                <text:p>1.0692</text:p>
                <draw:g>
                  <svg:desc>'IGD d100'.E5:'IGD d100'.E29</svg:desc>
                </draw:g>
              </table:table-cell>
              <table:table-cell office:value-type="float" office:value="11.3088">
                <text:p>11.3088</text:p>
                <draw:g>
                  <svg:desc>'IGD d100'.H5:'IGD d100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12">
                <text:p>0.7612</text:p>
              </table:table-cell>
              <table:table-cell office:value-type="float" office:value="0.958">
                <text:p>0.958</text:p>
              </table:table-cell>
              <table:table-cell office:value-type="float" office:value="5.521">
                <text:p>5.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99">
                <text:p>0.6399</text:p>
              </table:table-cell>
              <table:table-cell office:value-type="float" office:value="0.7182">
                <text:p>0.7182</text:p>
              </table:table-cell>
              <table:table-cell office:value-type="float" office:value="3.4878">
                <text:p>3.4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12">
                <text:p>0.5212</text:p>
              </table:table-cell>
              <table:table-cell office:value-type="float" office:value="0.6548">
                <text:p>0.6548</text:p>
              </table:table-cell>
              <table:table-cell office:value-type="float" office:value="2.3722">
                <text:p>2.3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3">
                <text:p>0.493</text:p>
              </table:table-cell>
              <table:table-cell office:value-type="float" office:value="0.635">
                <text:p>0.635</text:p>
              </table:table-cell>
              <table:table-cell office:value-type="float" office:value="2.0678">
                <text:p>2.0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2">
                <text:p>0.4582</text:p>
              </table:table-cell>
              <table:table-cell office:value-type="float" office:value="0.603">
                <text:p>0.603</text:p>
              </table:table-cell>
              <table:table-cell office:value-type="float" office:value="1.8724">
                <text:p>1.8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93">
                <text:p>0.4193</text:p>
              </table:table-cell>
              <table:table-cell office:value-type="float" office:value="0.6155">
                <text:p>0.6155</text:p>
              </table:table-cell>
              <table:table-cell office:value-type="float" office:value="1.8682">
                <text:p>1.8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15">
                <text:p>0.4115</text:p>
              </table:table-cell>
              <table:table-cell office:value-type="float" office:value="0.597">
                <text:p>0.597</text:p>
              </table:table-cell>
              <table:table-cell office:value-type="float" office:value="1.7627">
                <text:p>1.7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57">
                <text:p>0.4157</text:p>
              </table:table-cell>
              <table:table-cell office:value-type="float" office:value="0.5899">
                <text:p>0.5899</text:p>
              </table:table-cell>
              <table:table-cell office:value-type="float" office:value="1.6528">
                <text:p>1.6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62">
                <text:p>0.4162</text:p>
              </table:table-cell>
              <table:table-cell office:value-type="float" office:value="0.5789">
                <text:p>0.5789</text:p>
              </table:table-cell>
              <table:table-cell office:value-type="float" office:value="1.6074">
                <text:p>1.6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2">
                <text:p>0.4162</text:p>
              </table:table-cell>
              <table:table-cell office:value-type="float" office:value="0.5791">
                <text:p>0.5791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72">
                <text:p>0.4172</text:p>
              </table:table-cell>
              <table:table-cell office:value-type="float" office:value="0.5769">
                <text:p>0.5769</text:p>
              </table:table-cell>
              <table:table-cell office:value-type="float" office:value="1.5623">
                <text:p>1.5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65">
                <text:p>0.4165</text:p>
              </table:table-cell>
              <table:table-cell office:value-type="float" office:value="0.5676">
                <text:p>0.5676</text:p>
              </table:table-cell>
              <table:table-cell office:value-type="float" office:value="1.5641">
                <text:p>1.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93">
                <text:p>0.4193</text:p>
              </table:table-cell>
              <table:table-cell office:value-type="float" office:value="0.5641">
                <text:p>0.5641</text:p>
              </table:table-cell>
              <table:table-cell office:value-type="float" office:value="1.5602">
                <text:p>1.5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9">
                <text:p>0.419</text:p>
              </table:table-cell>
              <table:table-cell office:value-type="float" office:value="0.5778">
                <text:p>0.5778</text:p>
              </table:table-cell>
              <table:table-cell office:value-type="float" office:value="1.5615">
                <text:p>1.5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3">
                <text:p>0.423</text:p>
              </table:table-cell>
              <table:table-cell office:value-type="float" office:value="0.5778">
                <text:p>0.5778</text:p>
              </table:table-cell>
              <table:table-cell office:value-type="float" office:value="1.5298">
                <text:p>1.5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6">
                <text:p>0.4206</text:p>
              </table:table-cell>
              <table:table-cell office:value-type="float" office:value="0.579">
                <text:p>0.579</text:p>
              </table:table-cell>
              <table:table-cell office:value-type="float" office:value="1.5301">
                <text:p>1.5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07">
                <text:p>0.4207</text:p>
              </table:table-cell>
              <table:table-cell office:value-type="float" office:value="0.5852">
                <text:p>0.5852</text:p>
              </table:table-cell>
              <table:table-cell office:value-type="float" office:value="1.5301">
                <text:p>1.5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64">
                <text:p>0.4164</text:p>
              </table:table-cell>
              <table:table-cell office:value-type="float" office:value="0.5824">
                <text:p>0.5824</text:p>
              </table:table-cell>
              <table:table-cell office:value-type="float" office:value="1.5307">
                <text:p>1.5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65">
                <text:p>0.4165</text:p>
              </table:table-cell>
              <table:table-cell office:value-type="float" office:value="0.5744">
                <text:p>0.5744</text:p>
              </table:table-cell>
              <table:table-cell office:value-type="float" office:value="1.5307">
                <text:p>1.5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27">
                <text:p>0.4127</text:p>
              </table:table-cell>
              <table:table-cell office:value-type="float" office:value="0.5737">
                <text:p>0.5737</text:p>
              </table:table-cell>
              <table:table-cell office:value-type="float" office:value="1.5615">
                <text:p>1.5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04">
                <text:p>0.4004</text:p>
              </table:table-cell>
              <table:table-cell office:value-type="float" office:value="0.5737">
                <text:p>0.5737</text:p>
              </table:table-cell>
              <table:table-cell office:value-type="float" office:value="1.4993">
                <text:p>1.4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5">
                <text:p>0.4005</text:p>
              </table:table-cell>
              <table:table-cell office:value-type="float" office:value="0.5709">
                <text:p>0.5709</text:p>
              </table:table-cell>
              <table:table-cell office:value-type="float" office:value="1.791">
                <text:p>1.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05">
                <text:p>0.4005</text:p>
              </table:table-cell>
              <table:table-cell office:value-type="float" office:value="0.5817">
                <text:p>0.5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3">
                <text:p>0.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IGD d200'.B2:'IGD d200'.B2 'IGD d200'.B5:'IGD d200'.B29 'IGD d200'.E2:'IGD d200'.E2 'IGD d200'.E5:'IGD d200'.E29 'IGD d200'.H2:'IGD d200'.H2 'IGD d200'.H5:'IGD d200'.H29" chart:data-source-has-labels="row" svg:x="0.82cm" svg:y="1.091cm" svg:width="12.724cm" svg:height="10.204cm">
          <chartooo:coordinate-region svg:x="1.547cm" svg:y="1.29cm" svg:width="11.81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GD d200'.B5:'IGD d200'.B29" chart:label-cell-address="'IGD d200'.B2:'IGD d200'.B2" chart:class="chart:line">
            <chart:data-point chart:repeated="25"/>
          </chart:series>
          <chart:series chart:style-name="ch7" chart:values-cell-range-address="'IGD d200'.E5:'IGD d200'.E29" chart:label-cell-address="'IGD d200'.E2:'IGD d200'.E2" chart:class="chart:line">
            <chart:data-point chart:repeated="25"/>
          </chart:series>
          <chart:series chart:style-name="ch8" chart:values-cell-range-address="'IGD d200'.H5:'IGD d200'.H29" chart:label-cell-address="'IGD d200'.H2:'IGD d200'.H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IGD d200'.B2:'IGD d200'.B2</svg:desc>
                </draw:g>
              </table:table-cell>
              <table:table-cell office:value-type="string">
                <text:p>Min. coverage 60%</text:p>
                <draw:g>
                  <svg:desc>'IGD d200'.E2:'IGD d200'.E2</svg:desc>
                </draw:g>
              </table:table-cell>
              <table:table-cell office:value-type="string">
                <text:p>Min. coverage 80%</text:p>
                <draw:g>
                  <svg:desc>'IGD d200'.H2:'IGD d2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24">
                <text:p>0.7724</text:p>
                <draw:g>
                  <svg:desc>'IGD d200'.B5:'IGD d200'.B29</svg:desc>
                </draw:g>
              </table:table-cell>
              <table:table-cell office:value-type="float" office:value="0.9912">
                <text:p>0.9912</text:p>
                <draw:g>
                  <svg:desc>'IGD d200'.E5:'IGD d200'.E29</svg:desc>
                </draw:g>
              </table:table-cell>
              <table:table-cell office:value-type="float" office:value="1.642">
                <text:p>1.642</text:p>
                <draw:g>
                  <svg:desc>'IGD d200'.H5:'IGD d200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89">
                <text:p>0.6289</text:p>
              </table:table-cell>
              <table:table-cell office:value-type="float" office:value="0.9385">
                <text:p>0.9385</text:p>
              </table:table-cell>
              <table:table-cell office:value-type="float" office:value="1.4864">
                <text:p>1.4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46">
                <text:p>0.6146</text:p>
              </table:table-cell>
              <table:table-cell office:value-type="float" office:value="0.9656">
                <text:p>0.9656</text:p>
              </table:table-cell>
              <table:table-cell office:value-type="float" office:value="1.5975">
                <text:p>1.5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78">
                <text:p>0.6178</text:p>
              </table:table-cell>
              <table:table-cell office:value-type="float" office:value="1.0658">
                <text:p>1.0658</text:p>
              </table:table-cell>
              <table:table-cell office:value-type="float" office:value="1.8167">
                <text:p>1.8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16">
                <text:p>0.6116</text:p>
              </table:table-cell>
              <table:table-cell office:value-type="float" office:value="1.0746">
                <text:p>1.0746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22">
                <text:p>0.5922</text:p>
              </table:table-cell>
              <table:table-cell office:value-type="float" office:value="1.0375">
                <text:p>1.0375</text:p>
              </table:table-cell>
              <table:table-cell office:value-type="float" office:value="1.7985">
                <text:p>1.7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5">
                <text:p>0.5855</text:p>
              </table:table-cell>
              <table:table-cell office:value-type="float" office:value="1.0256">
                <text:p>1.0256</text:p>
              </table:table-cell>
              <table:table-cell office:value-type="float" office:value="1.7946">
                <text:p>1.7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47">
                <text:p>0.5947</text:p>
              </table:table-cell>
              <table:table-cell office:value-type="float" office:value="1.0234">
                <text:p>1.0234</text:p>
              </table:table-cell>
              <table:table-cell office:value-type="float" office:value="1.7906">
                <text:p>1.7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53">
                <text:p>0.5953</text:p>
              </table:table-cell>
              <table:table-cell office:value-type="float" office:value="1.0244">
                <text:p>1.0244</text:p>
              </table:table-cell>
              <table:table-cell office:value-type="float" office:value="1.7981">
                <text:p>1.7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6">
                <text:p>0.5936</text:p>
              </table:table-cell>
              <table:table-cell office:value-type="float" office:value="1.0325">
                <text:p>1.0325</text:p>
              </table:table-cell>
              <table:table-cell office:value-type="float" office:value="1.7824">
                <text:p>1.7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05">
                <text:p>0.6005</text:p>
              </table:table-cell>
              <table:table-cell office:value-type="float" office:value="1.0261">
                <text:p>1.0261</text:p>
              </table:table-cell>
              <table:table-cell office:value-type="float" office:value="1.7788">
                <text:p>1.7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49">
                <text:p>0.5949</text:p>
              </table:table-cell>
              <table:table-cell office:value-type="float" office:value="1.0214">
                <text:p>1.0214</text:p>
              </table:table-cell>
              <table:table-cell office:value-type="float" office:value="1.7772">
                <text:p>1.7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86">
                <text:p>0.5886</text:p>
              </table:table-cell>
              <table:table-cell office:value-type="float" office:value="1.0252">
                <text:p>1.0252</text:p>
              </table:table-cell>
              <table:table-cell office:value-type="float" office:value="1.7785">
                <text:p>1.7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89">
                <text:p>0.5889</text:p>
              </table:table-cell>
              <table:table-cell office:value-type="float" office:value="1.0242">
                <text:p>1.0242</text:p>
              </table:table-cell>
              <table:table-cell office:value-type="float" office:value="1.7793">
                <text:p>1.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32">
                <text:p>0.5932</text:p>
              </table:table-cell>
              <table:table-cell office:value-type="float" office:value="1.0246">
                <text:p>1.0246</text:p>
              </table:table-cell>
              <table:table-cell office:value-type="float" office:value="1.7763">
                <text:p>1.7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1">
                <text:p>0.571</text:p>
              </table:table-cell>
              <table:table-cell office:value-type="float" office:value="1.0169">
                <text:p>1.0169</text:p>
              </table:table-cell>
              <table:table-cell office:value-type="float" office:value="1.7753">
                <text:p>1.7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7">
                <text:p>0.557</text:p>
              </table:table-cell>
              <table:table-cell office:value-type="float" office:value="1.0137">
                <text:p>1.0137</text:p>
              </table:table-cell>
              <table:table-cell office:value-type="float" office:value="1.7749">
                <text:p>1.7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33">
                <text:p>0.5533</text:p>
              </table:table-cell>
              <table:table-cell office:value-type="float" office:value="1.0125">
                <text:p>1.0125</text:p>
              </table:table-cell>
              <table:table-cell office:value-type="float" office:value="1.7713">
                <text:p>1.7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36">
                <text:p>0.5536</text:p>
              </table:table-cell>
              <table:table-cell office:value-type="float" office:value="1.0221">
                <text:p>1.0221</text:p>
              </table:table-cell>
              <table:table-cell office:value-type="float" office:value="1.7735">
                <text:p>1.7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17">
                <text:p>0.5617</text:p>
              </table:table-cell>
              <table:table-cell office:value-type="float" office:value="1.0273">
                <text:p>1.0273</text:p>
              </table:table-cell>
              <table:table-cell office:value-type="float" office:value="1.7736">
                <text:p>1.7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97">
                <text:p>0.5597</text:p>
              </table:table-cell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65">
                <text:p>0.5565</text:p>
              </table:table-cell>
              <table:table-cell office:value-type="float" office:value="1.0295">
                <text:p>1.0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65">
                <text:p>0.5565</text:p>
              </table:table-cell>
              <table:table-cell office:value-type="float" office:value="1.0284">
                <text:p>1.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57">
                <text:p>0.5557</text:p>
              </table:table-cell>
              <table:table-cell office:value-type="float" office:value="0.9602">
                <text:p>0.9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57">
                <text:p>0.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Epsilon d300'.B2:'Epsilon d300'.B2 'Epsilon d300'.B5:'Epsilon d300'.B29 'Epsilon d300'.E2:'Epsilon d300'.E2 'Epsilon d300'.E5:'Epsilon d300'.E29 'Epsilon d300'.H2:'Epsilon d300'.H2 'Epsilon d300'.H5:'Epsilon d300'.H29" chart:data-source-has-labels="row" svg:x="0.82cm" svg:y="1.091cm" svg:width="12.724cm" svg:height="10.204cm">
          <chartooo:coordinate-region svg:x="1.256cm" svg:y="1.29cm" svg:width="12.102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psilon d300'.B5:'Epsilon d300'.B29" chart:label-cell-address="'Epsilon d300'.B2:'Epsilon d300'.B2" chart:class="chart:line">
            <chart:data-point chart:repeated="25"/>
          </chart:series>
          <chart:series chart:style-name="ch7" chart:values-cell-range-address="'Epsilon d300'.E5:'Epsilon d300'.E29" chart:label-cell-address="'Epsilon d300'.E2:'Epsilon d300'.E2" chart:class="chart:line">
            <chart:data-point chart:repeated="25"/>
          </chart:series>
          <chart:series chart:style-name="ch8" chart:values-cell-range-address="'Epsilon d300'.H5:'Epsilon d300'.H29" chart:label-cell-address="'Epsilon d300'.H2:'Epsilon d300'.H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Epsilon d300'.B2:'Epsilon d300'.B2</svg:desc>
                </draw:g>
              </table:table-cell>
              <table:table-cell office:value-type="string">
                <text:p>Min. coverage 60%</text:p>
                <draw:g>
                  <svg:desc>'Epsilon d300'.E2:'Epsilon d300'.E2</svg:desc>
                </draw:g>
              </table:table-cell>
              <table:table-cell office:value-type="string">
                <text:p>Min. coverage 80%</text:p>
                <draw:g>
                  <svg:desc>'Epsilon d300'.H2:'Epsilon d3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743">
                <text:p>5.4743</text:p>
                <draw:g>
                  <svg:desc>'Epsilon d300'.B5:'Epsilon d300'.B29</svg:desc>
                </draw:g>
              </table:table-cell>
              <table:table-cell office:value-type="float" office:value="7.0814">
                <text:p>7.0814</text:p>
                <draw:g>
                  <svg:desc>'Epsilon d300'.E5:'Epsilon d300'.E29</svg:desc>
                </draw:g>
              </table:table-cell>
              <table:table-cell office:value-type="float" office:value="4.7308">
                <text:p>4.7308</text:p>
                <draw:g>
                  <svg:desc>'Epsilon d300'.H5:'Epsilon d300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952">
                <text:p>5.0952</text:p>
              </table:table-cell>
              <table:table-cell office:value-type="float" office:value="7.0956">
                <text:p>7.0956</text:p>
              </table:table-cell>
              <table:table-cell office:value-type="float" office:value="5.3643">
                <text:p>5.3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817">
                <text:p>4.8817</text:p>
              </table:table-cell>
              <table:table-cell office:value-type="float" office:value="7.1787">
                <text:p>7.1787</text:p>
              </table:table-cell>
              <table:table-cell office:value-type="float" office:value="5.6063">
                <text:p>5.6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767">
                <text:p>4.7767</text:p>
              </table:table-cell>
              <table:table-cell office:value-type="float" office:value="7.1787">
                <text:p>7.1787</text:p>
              </table:table-cell>
              <table:table-cell office:value-type="float" office:value="5.4869">
                <text:p>5.4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828">
                <text:p>4.7828</text:p>
              </table:table-cell>
              <table:table-cell office:value-type="float" office:value="7.2444">
                <text:p>7.2444</text:p>
              </table:table-cell>
              <table:table-cell office:value-type="float" office:value="5.7634">
                <text:p>5.7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035">
                <text:p>6.3035</text:p>
              </table:table-cell>
              <table:table-cell office:value-type="float" office:value="8.4212">
                <text:p>8.4212</text:p>
              </table:table-cell>
              <table:table-cell office:value-type="float" office:value="6.7147">
                <text:p>6.7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621">
                <text:p>6.4621</text:p>
              </table:table-cell>
              <table:table-cell office:value-type="float" office:value="8.4212">
                <text:p>8.4212</text:p>
              </table:table-cell>
              <table:table-cell office:value-type="float" office:value="6.7157">
                <text:p>6.7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409">
                <text:p>6.5409</text:p>
              </table:table-cell>
              <table:table-cell office:value-type="float" office:value="8.4212">
                <text:p>8.4212</text:p>
              </table:table-cell>
              <table:table-cell office:value-type="float" office:value="6.7157">
                <text:p>6.7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105">
                <text:p>6.6105</text:p>
              </table:table-cell>
              <table:table-cell office:value-type="float" office:value="8.4212">
                <text:p>8.4212</text:p>
              </table:table-cell>
              <table:table-cell office:value-type="float" office:value="6.7157">
                <text:p>6.7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105">
                <text:p>6.6105</text:p>
              </table:table-cell>
              <table:table-cell office:value-type="float" office:value="7.6513">
                <text:p>7.6513</text:p>
              </table:table-cell>
              <table:table-cell office:value-type="float" office:value="7.4756">
                <text:p>7.4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25">
                <text:p>6.625</text:p>
              </table:table-cell>
              <table:table-cell office:value-type="float" office:value="7.3694">
                <text:p>7.3694</text:p>
              </table:table-cell>
              <table:table-cell office:value-type="float" office:value="8.4103">
                <text:p>8.4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379">
                <text:p>6.6379</text:p>
              </table:table-cell>
              <table:table-cell office:value-type="float" office:value="7.388">
                <text:p>7.388</text:p>
              </table:table-cell>
              <table:table-cell office:value-type="float" office:value="7.6522">
                <text:p>7.6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381">
                <text:p>6.6381</text:p>
              </table:table-cell>
              <table:table-cell office:value-type="float" office:value="7.388">
                <text:p>7.388</text:p>
              </table:table-cell>
              <table:table-cell office:value-type="float" office:value="7.6522">
                <text:p>7.6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381">
                <text:p>6.6381</text:p>
              </table:table-cell>
              <table:table-cell office:value-type="float" office:value="7.388">
                <text:p>7.388</text:p>
              </table:table-cell>
              <table:table-cell office:value-type="float" office:value="7.6522">
                <text:p>7.6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381">
                <text:p>6.6381</text:p>
              </table:table-cell>
              <table:table-cell office:value-type="float" office:value="7.4251">
                <text:p>7.4251</text:p>
              </table:table-cell>
              <table:table-cell office:value-type="float" office:value="7.6644">
                <text:p>7.6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381">
                <text:p>6.6381</text:p>
              </table:table-cell>
              <table:table-cell office:value-type="float" office:value="6.5717">
                <text:p>6.5717</text:p>
              </table:table-cell>
              <table:table-cell office:value-type="float" office:value="7.6644">
                <text:p>7.6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398">
                <text:p>6.6398</text:p>
              </table:table-cell>
              <table:table-cell office:value-type="float" office:value="6.5717">
                <text:p>6.5717</text:p>
              </table:table-cell>
              <table:table-cell office:value-type="float" office:value="7.6644">
                <text:p>7.6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408">
                <text:p>6.6408</text:p>
              </table:table-cell>
              <table:table-cell office:value-type="float" office:value="6.6649">
                <text:p>6.6649</text:p>
              </table:table-cell>
              <table:table-cell office:value-type="float" office:value="7.6644">
                <text:p>7.6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08">
                <text:p>6.6408</text:p>
              </table:table-cell>
              <table:table-cell office:value-type="float" office:value="6.6649">
                <text:p>6.6649</text:p>
              </table:table-cell>
              <table:table-cell office:value-type="float" office:value="7.6644">
                <text:p>7.6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408">
                <text:p>6.6408</text:p>
              </table:table-cell>
              <table:table-cell office:value-type="float" office:value="6.8961">
                <text:p>6.8961</text:p>
              </table:table-cell>
              <table:table-cell office:value-type="float" office:value="7.6644">
                <text:p>7.6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408">
                <text:p>6.6408</text:p>
              </table:table-cell>
              <table:table-cell office:value-type="float" office:value="6.8961">
                <text:p>6.8961</text:p>
              </table:table-cell>
              <table:table-cell office:value-type="float" office:value="7.6644">
                <text:p>7.6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408">
                <text:p>6.6408</text:p>
              </table:table-cell>
              <table:table-cell office:value-type="float" office:value="6.8961">
                <text:p>6.8961</text:p>
              </table:table-cell>
              <table:table-cell office:value-type="float" office:value="7.6644">
                <text:p>7.66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5746">
                <text:p>6.5746</text:p>
              </table:table-cell>
              <table:table-cell office:value-type="float" office:value="6.8961">
                <text:p>6.8961</text:p>
              </table:table-cell>
              <table:table-cell office:value-type="float" office:value="6.8179">
                <text:p>6.8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746">
                <text:p>6.5746</text:p>
              </table:table-cell>
              <table:table-cell office:value-type="float" office:value="6.8961">
                <text:p>6.8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1958">
                <text:p>5.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38cm" svg:height="11.954cm" xlink:href=".." xlink:type="simple" chart:class="chart:line" chart:style-name="ch1">
        <chart:legend chart:legend-position="end" svg:x="14.284cm" svg:y="5.18cm" style:legend-expansion="high" chart:style-name="ch2"/>
        <chart:plot-area chart:style-name="ch3" table:cell-range-address="'IGD d300'.B2:'IGD d300'.B2 'IGD d300'.B5:'IGD d300'.B29 'IGD d300'.E2:'IGD d300'.E2 'IGD d300'.E5:'IGD d300'.E29 'IGD d300'.H2:'IGD d300'.H2 'IGD d300'.H5:'IGD d300'.H29" chart:data-source-has-labels="row" svg:x="0.82cm" svg:y="1.091cm" svg:width="12.724cm" svg:height="10.204cm">
          <chartooo:coordinate-region svg:x="1.547cm" svg:y="1.29cm" svg:width="11.81cm" svg:height="9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GD d300'.B5:'IGD d300'.B29" chart:label-cell-address="'IGD d300'.B2:'IGD d300'.B2" chart:class="chart:line">
            <chart:data-point chart:repeated="25"/>
          </chart:series>
          <chart:series chart:style-name="ch7" chart:values-cell-range-address="'IGD d300'.E5:'IGD d300'.E29" chart:label-cell-address="'IGD d300'.E2:'IGD d300'.E2" chart:class="chart:line">
            <chart:data-point chart:repeated="25"/>
          </chart:series>
          <chart:series chart:style-name="ch8" chart:values-cell-range-address="'IGD d300'.H5:'IGD d300'.H29" chart:label-cell-address="'IGD d300'.H2:'IGD d300'.H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. coverage 40%</text:p>
                <draw:g>
                  <svg:desc>'IGD d300'.B2:'IGD d300'.B2</svg:desc>
                </draw:g>
              </table:table-cell>
              <table:table-cell office:value-type="string">
                <text:p>Min. coverage 60%</text:p>
                <draw:g>
                  <svg:desc>'IGD d300'.E2:'IGD d300'.E2</svg:desc>
                </draw:g>
              </table:table-cell>
              <table:table-cell office:value-type="string">
                <text:p>Min. coverage 80%</text:p>
                <draw:g>
                  <svg:desc>'IGD d300'.H2:'IGD d300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39">
                <text:p>1.5539</text:p>
                <draw:g>
                  <svg:desc>'IGD d300'.B5:'IGD d300'.B29</svg:desc>
                </draw:g>
              </table:table-cell>
              <table:table-cell office:value-type="float" office:value="0.9588">
                <text:p>0.9588</text:p>
                <draw:g>
                  <svg:desc>'IGD d300'.E5:'IGD d300'.E29</svg:desc>
                </draw:g>
              </table:table-cell>
              <table:table-cell office:value-type="float" office:value="2.4903">
                <text:p>2.4903</text:p>
                <draw:g>
                  <svg:desc>'IGD d300'.H5:'IGD d300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858">
                <text:p>1.5858</text:p>
              </table:table-cell>
              <table:table-cell office:value-type="float" office:value="1.037">
                <text:p>1.037</text:p>
              </table:table-cell>
              <table:table-cell office:value-type="float" office:value="2.1924">
                <text:p>2.1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86">
                <text:p>1.5886</text:p>
              </table:table-cell>
              <table:table-cell office:value-type="float" office:value="0.9934">
                <text:p>0.9934</text:p>
              </table:table-cell>
              <table:table-cell office:value-type="float" office:value="2.4965">
                <text:p>2.4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777">
                <text:p>1.5777</text:p>
              </table:table-cell>
              <table:table-cell office:value-type="float" office:value="0.9866">
                <text:p>0.9866</text:p>
              </table:table-cell>
              <table:table-cell office:value-type="float" office:value="2.4464">
                <text:p>2.4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13">
                <text:p>1.5713</text:p>
              </table:table-cell>
              <table:table-cell office:value-type="float" office:value="0.9811">
                <text:p>0.9811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571">
                <text:p>1.5571</text:p>
              </table:table-cell>
              <table:table-cell office:value-type="float" office:value="0.9745">
                <text:p>0.9745</text:p>
              </table:table-cell>
              <table:table-cell office:value-type="float" office:value="2.0735">
                <text:p>2.0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489">
                <text:p>1.4489</text:p>
              </table:table-cell>
              <table:table-cell office:value-type="float" office:value="1.005">
                <text:p>1.005</text:p>
              </table:table-cell>
              <table:table-cell office:value-type="float" office:value="2.0894">
                <text:p>2.0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809">
                <text:p>1.4809</text:p>
              </table:table-cell>
              <table:table-cell office:value-type="float" office:value="0.9305">
                <text:p>0.9305</text:p>
              </table:table-cell>
              <table:table-cell office:value-type="float" office:value="2.2022">
                <text:p>2.2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798">
                <text:p>1.4798</text:p>
              </table:table-cell>
              <table:table-cell office:value-type="float" office:value="0.9134">
                <text:p>0.9134</text:p>
              </table:table-cell>
              <table:table-cell office:value-type="float" office:value="2.1899">
                <text:p>2.1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807">
                <text:p>1.4807</text:p>
              </table:table-cell>
              <table:table-cell office:value-type="float" office:value="0.8573">
                <text:p>0.8573</text:p>
              </table:table-cell>
              <table:table-cell office:value-type="float" office:value="2.0308">
                <text:p>2.0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809">
                <text:p>1.4809</text:p>
              </table:table-cell>
              <table:table-cell office:value-type="float" office:value="1.028">
                <text:p>1.028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084">
                <text:p>1.5084</text:p>
              </table:table-cell>
              <table:table-cell office:value-type="float" office:value="1.0407">
                <text:p>1.0407</text:p>
              </table:table-cell>
              <table:table-cell office:value-type="float" office:value="2.1473">
                <text:p>2.1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7">
                <text:p>1.507</text:p>
              </table:table-cell>
              <table:table-cell office:value-type="float" office:value="1.0467">
                <text:p>1.0467</text:p>
              </table:table-cell>
              <table:table-cell office:value-type="float" office:value="2.1654">
                <text:p>2.1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064">
                <text:p>1.5064</text:p>
              </table:table-cell>
              <table:table-cell office:value-type="float" office:value="1.0406">
                <text:p>1.0406</text:p>
              </table:table-cell>
              <table:table-cell office:value-type="float" office:value="2.1277">
                <text:p>2.1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63">
                <text:p>1.5063</text:p>
              </table:table-cell>
              <table:table-cell office:value-type="float" office:value="1.045">
                <text:p>1.045</text:p>
              </table:table-cell>
              <table:table-cell office:value-type="float" office:value="2.1332">
                <text:p>2.1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61">
                <text:p>1.4161</text:p>
              </table:table-cell>
              <table:table-cell office:value-type="float" office:value="1.1056">
                <text:p>1.1056</text:p>
              </table:table-cell>
              <table:table-cell office:value-type="float" office:value="2.1235">
                <text:p>2.1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162">
                <text:p>1.4162</text:p>
              </table:table-cell>
              <table:table-cell office:value-type="float" office:value="1.1041">
                <text:p>1.1041</text:p>
              </table:table-cell>
              <table:table-cell office:value-type="float" office:value="2.1358">
                <text:p>2.1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67">
                <text:p>1.4167</text:p>
              </table:table-cell>
              <table:table-cell office:value-type="float" office:value="1.1202">
                <text:p>1.1202</text:p>
              </table:table-cell>
              <table:table-cell office:value-type="float" office:value="2.0431">
                <text:p>2.0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57">
                <text:p>1.4157</text:p>
              </table:table-cell>
              <table:table-cell office:value-type="float" office:value="1.1086">
                <text:p>1.1086</text:p>
              </table:table-cell>
              <table:table-cell office:value-type="float" office:value="2.0411">
                <text:p>2.0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33">
                <text:p>1.4133</text:p>
              </table:table-cell>
              <table:table-cell office:value-type="float" office:value="1.1096">
                <text:p>1.1096</text:p>
              </table:table-cell>
              <table:table-cell office:value-type="float" office:value="2.043">
                <text:p>2.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141">
                <text:p>1.4141</text:p>
              </table:table-cell>
              <table:table-cell office:value-type="float" office:value="1.1019">
                <text:p>1.1019</text:p>
              </table:table-cell>
              <table:table-cell office:value-type="float" office:value="2.043">
                <text:p>2.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135">
                <text:p>1.4135</text:p>
              </table:table-cell>
              <table:table-cell office:value-type="float" office:value="1.1072">
                <text:p>1.1072</text:p>
              </table:table-cell>
              <table:table-cell office:value-type="float" office:value="2.0443">
                <text:p>2.0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1">
                <text:p>1.411</text:p>
              </table:table-cell>
              <table:table-cell office:value-type="float" office:value="1.1118">
                <text:p>1.1118</text:p>
              </table:table-cell>
              <table:table-cell office:value-type="float" office:value="1.4032">
                <text:p>1.4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109">
                <text:p>1.4109</text:p>
              </table:table-cell>
              <table:table-cell office:value-type="float" office:value="1.1118">
                <text:p>1.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038">
                <text:p>1.4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